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Mono" svg:font-family="'Roboto Mono', monospace"/>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009cm" fo:margin-left="0cm" table:align="left"/>
    </style:style>
    <style:style style:name="Table25.A" style:family="table-column">
      <style:table-column-properties style:column-width="17.009cm"/>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table:align="margins"/>
    </style:style>
    <style:style style:name="Table2.A" style:family="table-column">
      <style:table-column-properties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table:align="margins"/>
    </style:style>
    <style:style style:name="Table5.A" style:family="table-column">
      <style:table-column-properties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table:align="margins"/>
    </style:style>
    <style:style style:name="Table6.A" style:family="table-column">
      <style:table-column-properties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table:align="margins"/>
    </style:style>
    <style:style style:name="Table7.A" style:family="table-column">
      <style:table-column-properties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table:align="margins"/>
    </style:style>
    <style:style style:name="Table8.A" style:family="table-column">
      <style:table-column-properties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table:align="margins"/>
    </style:style>
    <style:style style:name="Table9.A" style:family="table-column">
      <style:table-column-properties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table:align="margins"/>
    </style:style>
    <style:style style:name="Table10.A" style:family="table-column">
      <style:table-column-properties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table:align="margins"/>
    </style:style>
    <style:style style:name="Table11.A" style:family="table-column">
      <style:table-column-properties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table:align="margins"/>
    </style:style>
    <style:style style:name="Table12.A" style:family="table-column">
      <style:table-column-properties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table:align="margins"/>
    </style:style>
    <style:style style:name="Table14.A" style:family="table-column">
      <style:table-column-properties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table:align="margins"/>
    </style:style>
    <style:style style:name="Table15.A" style:family="table-column">
      <style:table-column-properties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table:align="margins"/>
    </style:style>
    <style:style style:name="Table16.A" style:family="table-column">
      <style:table-column-properties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table:align="margins"/>
    </style:style>
    <style:style style:name="Table2.A" style:family="table-column">
      <style:table-column-properties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table:align="margins"/>
    </style:style>
    <style:style style:name="Table5.A" style:family="table-column">
      <style:table-column-properties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table:align="margins"/>
    </style:style>
    <style:style style:name="Table6.A" style:family="table-column">
      <style:table-column-properties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table:align="margins"/>
    </style:style>
    <style:style style:name="Table7.A" style:family="table-column">
      <style:table-column-properties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table:align="margins"/>
    </style:style>
    <style:style style:name="Table8.A" style:family="table-column">
      <style:table-column-properties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table:align="margins"/>
    </style:style>
    <style:style style:name="Table9.A" style:family="table-column">
      <style:table-column-properties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table:align="margins"/>
    </style:style>
    <style:style style:name="Table10.A" style:family="table-column">
      <style:table-column-properties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table:align="margins"/>
    </style:style>
    <style:style style:name="Table11.A" style:family="table-column">
      <style:table-column-properties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table:align="margins"/>
    </style:style>
    <style:style style:name="Table12.A" style:family="table-column">
      <style:table-column-properties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table:align="margins"/>
    </style:style>
    <style:style style:name="Table14.A" style:family="table-column">
      <style:table-column-properties style:rel-column-width="65535*"/>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table:align="margins"/>
    </style:style>
    <style:style style:name="Table15.A" style:family="table-column">
      <style:table-column-properties style:rel-column-width="65535*"/>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table:align="margins"/>
    </style:style>
    <style:style style:name="Table16.A" style:family="table-column">
      <style:table-column-properties style:rel-column-width="65535*"/>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text-properties style:font-name="Arial" officeooo:rsid="00312b89" officeooo:paragraph-rsid="001ac59d"/>
    </style:style>
    <style:style style:name="P2" style:family="paragraph" style:parent-style-name="Text_20_body">
      <style:text-properties style:font-name="Arial" officeooo:rsid="00613a51" officeooo:paragraph-rsid="00613a51"/>
    </style:style>
    <style:style style:name="P3" style:family="paragraph" style:parent-style-name="Text_20_body">
      <style:text-properties style:font-name="Arial" fo:font-size="12pt" officeooo:rsid="00613a51" officeooo:paragraph-rsid="00613a51" style:font-size-asian="12pt" style:font-size-complex="12pt"/>
    </style:style>
    <style:style style:name="P4" style:family="paragraph" style:parent-style-name="Text_20_body">
      <style:text-properties style:font-name="Arial" fo:font-size="12pt" fo:font-weight="normal"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Roboto" fo:font-size="12pt" fo:letter-spacing="normal" fo:font-style="normal" fo:font-weight="normal"/>
    </style:style>
    <style:style style:name="P6" style:family="paragraph" style:parent-style-name="Text_20_body">
      <style:text-properties fo:font-variant="normal" fo:text-transform="none" fo:color="#000000" style:font-name="Roboto" fo:font-size="12pt" fo:letter-spacing="normal" fo:font-style="normal" fo:font-weight="normal" officeooo:rsid="0056bf94" officeooo:paragraph-rsid="004e4825"/>
    </style:style>
    <style:style style:name="P7" style:family="paragraph" style:parent-style-name="Text_20_body">
      <style:text-properties fo:font-variant="normal" fo:text-transform="none" fo:color="#000000" style:font-name="Roboto" fo:font-size="12pt" fo:letter-spacing="normal" fo:font-style="normal" fo:font-weight="normal" officeooo:rsid="00312b89" officeooo:paragraph-rsid="001ac59d"/>
    </style:style>
    <style:style style:name="P8" style:family="paragraph" style:parent-style-name="Text_20_body">
      <style:text-properties fo:font-variant="normal" fo:text-transform="none" fo:color="#000000" style:font-name="Arial" fo:font-size="12pt" fo:letter-spacing="normal" fo:font-style="normal" fo:font-weight="normal" officeooo:paragraph-rsid="004e4825"/>
    </style:style>
    <style:style style:name="P9" style:family="paragraph" style:parent-style-name="Text_20_body">
      <style:text-properties fo:font-variant="normal" fo:text-transform="none" fo:color="#000000" style:font-name="Arial" fo:font-size="12pt" fo:letter-spacing="normal" fo:font-style="normal" fo:font-weight="normal" officeooo:paragraph-rsid="00680df0"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Arial" fo:font-size="12pt" fo:letter-spacing="normal" fo:font-style="normal" fo:font-weight="normal" officeooo:paragraph-rsid="006a9314" style:font-size-asian="12pt" style:font-weight-asian="normal" style:font-size-complex="12pt" style:font-weight-complex="normal"/>
    </style:style>
    <style:style style:name="P11" style:family="paragraph" style:parent-style-name="Text_20_body">
      <style:text-properties fo:font-variant="normal" fo:text-transform="none" fo:color="#000000" style:font-name="Arial" fo:font-size="12pt" fo:letter-spacing="normal" fo:font-style="normal" fo:font-weight="normal" officeooo:rsid="0056bf94" officeooo:paragraph-rsid="004e4825" style:font-size-asian="12pt" style:font-size-complex="12pt"/>
    </style:style>
    <style:style style:name="P12" style:family="paragraph" style:parent-style-name="Text_20_body">
      <style:text-properties fo:font-variant="normal" fo:text-transform="none" fo:color="#000000" style:font-name="Arial" fo:font-size="12pt" fo:letter-spacing="normal" fo:font-style="normal" fo:font-weight="normal" officeooo:paragraph-rsid="00680df0"/>
    </style:style>
    <style:style style:name="P13" style:family="paragraph" style:parent-style-name="Text_20_body">
      <style:text-properties fo:font-variant="normal" fo:text-transform="none" fo:color="#000000" style:font-name="Arial" fo:font-size="12pt" fo:letter-spacing="normal" fo:font-style="normal" fo:font-weight="normal" officeooo:rsid="00312b89" officeooo:paragraph-rsid="001ac59d"/>
    </style:style>
    <style:style style:name="P14" style:family="paragraph" style:parent-style-name="Text_20_body">
      <style:text-properties fo:font-variant="normal" fo:text-transform="none" fo:color="#000000" style:font-name="Courier New" fo:font-size="12pt" fo:letter-spacing="normal" fo:font-style="normal" fo:font-weight="normal" officeooo:rsid="004e4825" officeooo:paragraph-rsid="00677207" style:font-style-asian="normal" style:font-style-complex="normal"/>
    </style:style>
    <style:style style:name="P15" style:family="paragraph" style:parent-style-name="Text_20_body">
      <style:text-properties officeooo:paragraph-rsid="00680df0"/>
    </style:style>
    <style:style style:name="P16" style:family="paragraph" style:parent-style-name="Text_20_body">
      <style:text-properties officeooo:paragraph-rsid="006a9314"/>
    </style:style>
    <style:style style:name="P17" style:family="paragraph" style:parent-style-name="Text_20_body">
      <style:text-properties officeooo:paragraph-rsid="006f26aa"/>
    </style:style>
    <style:style style:name="P18" style:family="paragraph" style:parent-style-name="Title">
      <style:text-properties style:font-name="Arial" officeooo:rsid="0018859d" officeooo:paragraph-rsid="0018859d"/>
    </style:style>
    <style:style style:name="P19"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25"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6"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Roboto" fo:font-size="12pt" fo:letter-spacing="normal" fo:font-style="normal" fo:font-weight="normal" style:font-size-asian="12pt" style:font-size-complex="12pt"/>
    </style:style>
    <style:style style:name="P27" style:family="paragraph" style:parent-style-name="Preformatted_20_Text">
      <loext:graphic-properties draw:fill="solid" draw:fill-color="#f8f8f8" draw:opacity="100%"/>
      <style:paragraph-properties fo:margin-left="0cm" fo:margin-right="0cm" fo:margin-top="0cm" fo:margin-bottom="0cm" loext:contextual-spacing="false" fo:orphans="2" fo:widows="2" fo:text-indent="0cm" style:auto-text-indent="false" fo:background-color="#f8f8f8" fo:padding="0cm" fo:border="none"/>
    </style:style>
    <style:style style:name="P28" style:family="paragraph" style:parent-style-name="Standard">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style>
    <style:style style:name="P29" style:family="paragraph" style:parent-style-name="Standard">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cm" loext:contextual-spacing="false" fo:orphans="2" fo:widows="2" fo:text-indent="0cm" style:auto-text-indent="false"/>
    </style:style>
    <style:style style:name="P3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2pt" fo:letter-spacing="normal" fo:font-style="normal" fo:font-weight="normal"/>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2pt" fo:letter-spacing="normal" fo:font-style="normal" fo:font-weight="normal" style:font-size-asian="12pt" style:font-weight-asian="normal" style:font-size-complex="12pt" style:font-weight-complex="normal"/>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2pt" fo:letter-spacing="normal" fo:font-style="normal" fo:font-weight="normal"/>
    </style:style>
    <style:style style:name="P37"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fo:font-variant="normal" fo:text-transform="none" fo:color="#000000" style:font-name="Roboto" fo:font-size="12pt" fo:letter-spacing="normal" fo:font-style="normal" fo:font-weight="normal"/>
    </style:style>
    <style:style style:name="P38" style:family="paragraph" style:parent-style-name="Preformatted_20_Text">
      <loext:graphic-properties draw:fill="solid" draw:fill-color="#f8f8f8" draw:opacity="100%"/>
      <style:paragraph-properties fo:margin-top="0cm" fo:margin-bottom="0cm" loext:contextual-spacing="false" fo:orphans="2" fo:widows="2" fo:background-color="#f8f8f8" fo:padding="0cm" fo:border="none"/>
    </style:style>
    <style:style style:name="P39" style:family="paragraph" style:parent-style-name="Standard">
      <style:text-properties fo:font-variant="normal" fo:text-transform="none" fo:color="#000000" style:font-name="Roboto" fo:font-size="12pt" fo:letter-spacing="normal" fo:font-style="normal" fo:font-weight="normal" officeooo:rsid="00312b89" officeooo:paragraph-rsid="001ac59d"/>
    </style:style>
    <style:style style:name="P40"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fo:font-variant="normal" fo:text-transform="none" fo:color="#000000" style:font-name="Arial" fo:font-size="12pt" fo:letter-spacing="normal" fo:font-style="normal" fo:font-weight="normal" officeooo:paragraph-rsid="00680df0" style:font-size-asian="12pt" style:font-weight-asian="normal" style:font-size-complex="12pt" style:font-weight-complex="normal"/>
    </style:style>
    <style:style style:name="P42" style:family="paragraph" style:parent-style-name="Standard">
      <style:text-properties fo:font-variant="normal" fo:text-transform="none" fo:color="#000000" style:font-name="Arial" fo:font-size="12pt" fo:letter-spacing="normal" fo:font-style="normal" fo:font-weight="normal" officeooo:paragraph-rsid="006a9314" style:font-size-asian="12pt" style:font-weight-asian="normal" style:font-size-complex="12pt" style:font-weight-complex="normal"/>
    </style:style>
    <style:style style:name="P43" style:family="paragraph" style:parent-style-name="Standard">
      <style:text-properties style:font-name="Arial" fo:font-size="12pt" officeooo:rsid="00613a51" officeooo:paragraph-rsid="00613a51" style:font-size-asian="12pt" style:font-size-complex="12pt"/>
    </style:style>
    <style:style style:name="P44" style:family="paragraph" style:parent-style-name="Standard">
      <style:text-properties style:font-name="Arial" officeooo:rsid="00312b89" officeooo:paragraph-rsid="001ac59d"/>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style>
    <style:style style:name="P48" style:family="paragraph" style:parent-style-name="Standard">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49" style:family="paragraph" style:parent-style-name="Standard">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style:font-name="Arial"/>
    </style:style>
    <style:style style:name="P50" style:family="paragraph" style:parent-style-name="Standard">
      <style:text-properties fo:font-variant="normal" fo:text-transform="none" fo:color="#000000" style:font-name="Arial" fo:font-size="12pt" fo:letter-spacing="normal" fo:font-style="normal" fo:font-weight="normal" officeooo:paragraph-rsid="00680df0" style:font-size-asian="12pt" style:font-weight-asian="normal" style:font-size-complex="12pt" style:font-weight-complex="normal"/>
    </style:style>
    <style:style style:name="P51" style:family="paragraph" style:parent-style-name="Standard">
      <style:text-properties fo:font-variant="normal" fo:text-transform="none" fo:color="#000000" style:font-name="Arial" fo:font-size="12pt" fo:letter-spacing="normal" fo:font-style="normal" fo:font-weight="normal" officeooo:paragraph-rsid="00613a51"/>
    </style:style>
    <style:style style:name="P52" style:family="paragraph" style:parent-style-name="Standard">
      <style:text-properties fo:font-variant="normal" fo:text-transform="none" fo:color="#000000" style:font-name="Roboto" fo:font-size="12pt" fo:letter-spacing="normal" fo:font-style="normal" fo:font-weight="normal" officeooo:paragraph-rsid="00613a51"/>
    </style:style>
    <style:style style:name="P53" style:family="paragraph" style:parent-style-name="Standard">
      <style:text-properties fo:font-variant="normal" fo:text-transform="none" fo:color="#000000" style:font-name="Roboto" fo:font-size="12pt" fo:letter-spacing="normal" fo:font-style="normal" fo:font-weight="normal" officeooo:rsid="0056bf94" officeooo:paragraph-rsid="004e4825"/>
    </style:style>
    <style:style style:name="P54"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55" style:family="paragraph" style:parent-style-name="Text_20_body">
      <style:text-properties fo:font-variant="normal" fo:text-transform="none" fo:color="#000000" style:font-name="Arial" fo:font-size="12pt" fo:letter-spacing="normal" fo:font-style="normal" fo:font-weight="normal" officeooo:rsid="0018859d" officeooo:paragraph-rsid="00613a51"/>
    </style:style>
    <style:style style:name="P56" style:family="paragraph" style:parent-style-name="Text_20_body">
      <style:text-properties fo:font-variant="normal" fo:text-transform="none" fo:color="#000000" style:font-name="Arial" fo:font-size="12pt" fo:letter-spacing="normal" fo:font-style="normal" fo:font-weight="normal" officeooo:paragraph-rsid="00613a51"/>
    </style:style>
    <style:style style:name="P57" style:family="paragraph" style:parent-style-name="Text_20_body">
      <style:text-properties fo:font-variant="normal" fo:text-transform="none" fo:color="#000000" style:font-name="Arial" fo:font-size="12pt" fo:letter-spacing="normal" fo:font-style="normal" fo:font-weight="normal" officeooo:rsid="00613a51" officeooo:paragraph-rsid="00613a51"/>
    </style:style>
    <style:style style:name="P58" style:family="paragraph" style:parent-style-name="Text_20_body">
      <style:text-properties fo:font-variant="normal" fo:text-transform="none" fo:color="#000000" style:font-name="Arial" fo:font-size="12pt" fo:letter-spacing="normal" fo:font-style="normal" fo:font-weight="normal" officeooo:paragraph-rsid="004e4825"/>
    </style:style>
    <style:style style:name="P59" style:family="paragraph" style:parent-style-name="Text_20_body">
      <style:text-properties fo:font-variant="normal" fo:text-transform="none" fo:color="#000000" style:font-name="Courier New" fo:font-size="12pt" fo:letter-spacing="normal" fo:font-style="normal" fo:font-weight="normal" officeooo:rsid="004e4825" officeooo:paragraph-rsid="00677207" style:font-style-asian="normal" style:font-style-complex="normal"/>
    </style:style>
    <style:style style:name="P60" style:family="paragraph" style:parent-style-name="Text_20_body">
      <style:text-properties style:font-name="Arial" officeooo:rsid="00312b89" officeooo:paragraph-rsid="001ac59d"/>
    </style:style>
    <style:style style:name="P61" style:family="paragraph" style:parent-style-name="Text_20_body">
      <style:text-properties style:font-name="Arial" fo:font-size="12pt" officeooo:rsid="00613a51" officeooo:paragraph-rsid="00613a51" style:font-size-asian="12pt" style:font-size-complex="12pt"/>
    </style:style>
    <style:style style:name="P62" style:family="paragraph" style:parent-style-name="Text_20_body">
      <style:text-properties officeooo:paragraph-rsid="00680df0"/>
    </style:style>
    <style:style style:name="P63" style:family="paragraph" style:parent-style-name="Text_20_body" style:list-style-name="L1">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64" style:family="paragraph" style:parent-style-name="Text_20_body" style:list-style-name="L2">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65" style:family="paragraph" style:parent-style-name="Text_20_body" style:list-style-name="L3">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66" style:family="paragraph" style:parent-style-name="Text_20_body" style:list-style-name="L4">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67"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68"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officeooo:rsid="00619106" style:font-size-asian="12pt" style:font-size-complex="12pt"/>
    </style:style>
    <style:style style:name="P69"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officeooo:paragraph-rsid="001ac59d"/>
    </style:style>
    <style:style style:name="P70"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7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font-style="normal" fo:font-weight="normal" fo:background-color="#ffffff" style:font-size-asian="12pt" style:font-size-complex="12pt" loext:padding="0cm" loext:border="none"/>
    </style:style>
    <style:style style:name="P7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0.5pt" fo:letter-spacing="normal" fo:font-style="normal" fo:font-weight="normal" fo:background-color="#ffffff" loext:padding="0cm" loext:border="none"/>
    </style:style>
    <style:style style:name="P73"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75"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style:style>
    <style:style style:name="P76" style:family="paragraph" style:parent-style-name="Text_20_body">
      <style:paragraph-properties fo:break-before="page"/>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80" style:family="paragraph" style:parent-style-name="Preformatted_20_Text">
      <loext:graphic-properties draw:fill="solid" draw:fill-color="#f8f8f8" draw:opacity="100%"/>
      <style:paragraph-properties fo:margin-left="0cm" fo:margin-right="0cm" fo:margin-top="0cm" fo:margin-bottom="0cm" loext:contextual-spacing="false" fo:orphans="2" fo:widows="2" fo:text-indent="0cm" style:auto-text-indent="false" fo:background-color="#f8f8f8" fo:padding="0cm" fo:border="none"/>
    </style:style>
    <style:style style:name="P8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cm" fo:border="none"/>
    </style:style>
    <style:style style:name="P82" style:family="paragraph" style:parent-style-name="Preformatted_20_Text">
      <loext:graphic-properties draw:fill="solid" draw:fill-color="#f8f8f8" draw:opacity="100%"/>
      <style:paragraph-properties fo:margin-left="0cm" fo:margin-right="0cm" fo:margin-top="0cm" fo:margin-bottom="0cm" loext:contextual-spacing="false" fo:text-align="start" style:justify-single-word="false" fo:orphans="2" fo:widows="2" fo:text-indent="0cm" style:auto-text-indent="false" fo:background-color="#f8f8f8"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63b60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Preformatted_20_Text">
      <loext:graphic-properties draw:fill="solid" draw:fill-color="#f7f7f7" draw:opacity="100%"/>
      <style:paragraph-properties fo:margin-left="0cm" fo:margin-right="0cm" fo:margin-top="0cm" fo:margin-bottom="0cm" loext:contextual-spacing="false" fo:text-align="start" style:justify-single-word="false" fo:orphans="2" fo:widows="2" fo:text-indent="0cm" style:auto-text-indent="false" fo:background-color="#f7f7f7" fo:padding="0cm"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63b60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Preformatted_20_Text">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style:style>
    <style:style style:name="P85" style:family="paragraph" style:parent-style-name="Preformatted_20_Text">
      <style:paragraph-properties fo:margin-left="0cm" fo:margin-right="0cm" fo:orphans="2" fo:widows="2" fo:text-indent="0cm" style:auto-text-indent="false"/>
      <style:text-properties fo:font-variant="normal" fo:text-transform="none" fo:color="#000000" style:font-name="Roboto" fo:font-size="12pt" fo:letter-spacing="normal" fo:font-style="normal" fo:font-weight="normal" officeooo:paragraph-rsid="006355e9"/>
    </style:style>
    <style:style style:name="P8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officeooo:paragraph-rsid="006355e9"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7" style:family="paragraph" style:parent-style-name="Preformatted_20_Text">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88" style:family="paragraph" style:parent-style-name="Heading_20_1">
      <style:paragraph-properties fo:break-before="page"/>
    </style:style>
    <style:style style:name="P89" style:family="paragraph" style:parent-style-name="Heading_20_3">
      <loext:graphic-properties draw:fill="solid" draw:fill-color="#ffffff" draw:opacity="100%"/>
      <style:paragraph-properties fo:margin-left="0cm" fo:margin-right="0cm" fo:margin-top="0.794cm" fo:margin-bottom="0.132cm" loext:contextual-spacing="false" fo:orphans="2" fo:widows="2" fo:text-indent="0cm" style:auto-text-indent="false" fo:background-color="#ffffff" fo:padding="0cm" fo:border="non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variant="normal" fo:text-transform="none" fo:color="#303030" style:font-name="Roboto Mono" fo:font-size="10.5pt" fo:letter-spacing="normal" fo:font-style="normal" fo:font-weight="normal" fo:background-color="#f7f7f7" loext:char-shading-value="0" style:font-size-asian="12pt" style:font-size-complex="12pt" loext:padding="0cm" loext:border="none"/>
    </style:style>
    <style:style style:name="T2" style:family="text">
      <style:text-properties fo:font-variant="normal" fo:text-transform="none" fo:color="#303030" style:font-name="Roboto Mono" fo:font-size="10.5pt" fo:letter-spacing="normal" fo:font-style="normal" fo:font-weight="normal" fo:background-color="#f7f7f7" loext:char-shading-value="0" style:font-size-asian="12pt" style:font-weight-asian="normal" style:font-size-complex="12pt" style:font-weight-complex="normal" loext:padding="0cm" loext:border="none"/>
    </style:style>
    <style:style style:name="T3" style:family="text">
      <style:text-properties fo:font-variant="normal" fo:text-transform="none" fo:color="#303030" style:font-name="Roboto Mono" fo:font-size="10.5pt" fo:letter-spacing="normal" fo:font-style="normal" fo:font-weight="normal" fo:background-color="#f7f7f7" loext:char-shading-value="0" loext:padding="0cm" loext:border="none"/>
    </style:style>
    <style:style style:name="T4" style:family="text">
      <style:text-properties fo:font-variant="normal" fo:text-transform="none" fo:color="#303030" style:font-name="Roboto Mono" fo:font-size="10.5pt" fo:letter-spacing="normal" fo:font-style="normal" fo:font-weight="normal" officeooo:rsid="00696ba7" fo:background-color="#f7f7f7" loext:char-shading-value="0" loext:padding="0cm" loext:border="none"/>
    </style:style>
    <style:style style:name="T5" style:family="text">
      <style:text-properties fo:font-variant="normal" fo:text-transform="none" fo:color="#303030" style:font-name="Roboto Mono" fo:font-size="10.5pt" fo:letter-spacing="normal" fo:font-style="normal" fo:font-weight="bold" fo:background-color="#f7f7f7" loext:char-shading-value="0" loext:padding="0cm" loext:border="none"/>
    </style:style>
    <style:style style:name="T6" style:family="text">
      <style:text-properties fo:font-variant="normal" fo:text-transform="none" fo:color="#303030" style:font-name="Arial" fo:letter-spacing="normal" fo:background-color="#f7f7f7" loext:char-shading-value="0" loext:padding="0cm" loext:border="none"/>
    </style:style>
    <style:style style:name="T7" style:family="text">
      <style:text-properties fo:font-variant="normal" fo:text-transform="none" fo:color="#303030" style:font-name="Arial" fo:font-size="12pt" fo:letter-spacing="normal" fo:font-style="normal" fo:font-weight="bold" fo:background-color="#f7f7f7" loext:char-shading-value="0" style:font-size-asian="12pt" style:font-size-complex="12pt" loext:padding="0cm" loext:border="none"/>
    </style:style>
    <style:style style:name="T8" style:family="text">
      <style:text-properties fo:font-variant="normal" fo:text-transform="none" fo:color="#303030" style:font-name="Arial" fo:font-size="12pt" fo:letter-spacing="normal" fo:font-style="normal" fo:font-weight="normal" fo:background-color="#f7f7f7" loext:char-shading-value="0" style:font-size-asian="12pt" style:font-size-complex="12pt" loext:padding="0cm" loext:border="none"/>
    </style:style>
    <style:style style:name="T9" style:family="text">
      <style:text-properties fo:font-variant="normal" fo:text-transform="none" fo:color="#303030" style:font-name="Arial"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10" style:family="text">
      <style:text-properties fo:font-variant="normal" fo:text-transform="none" fo:color="#303030" style:font-name="Arial" fo:font-size="12pt" fo:letter-spacing="normal" fo:font-style="normal" style:text-underline-style="none" fo:font-weight="normal" fo:background-color="#f7f7f7" loext:char-shading-value="0" style:font-size-asian="12pt" style:font-weight-asian="normal" style:font-size-complex="12pt" style:font-weight-complex="normal" loext:padding="0cm" loext:border="none"/>
    </style:style>
    <style:style style:name="T11" style:family="text">
      <style:text-properties fo:font-variant="normal" fo:text-transform="none" fo:color="#303030" style:font-name="Arial" fo:font-size="12pt" fo:letter-spacing="normal" fo:background-color="#f7f7f7" loext:char-shading-value="0" style:font-size-asian="12pt" style:font-size-complex="12pt" loext:padding="0cm" loext:border="none"/>
    </style:style>
    <style:style style:name="T12" style:family="text">
      <style:text-properties fo:font-variant="normal" fo:text-transform="none" fo:color="#303030" style:font-name="Courier New" fo:letter-spacing="normal" fo:background-color="#f7f7f7" loext:char-shading-value="0" loext:padding="0cm" loext:border="none"/>
    </style:style>
    <style:style style:name="T13" style:family="text">
      <style:text-properties fo:font-variant="normal" fo:text-transform="none" fo:color="#303030" style:font-name="Courier New" fo:letter-spacing="normal" officeooo:rsid="00680df0" fo:background-color="#f7f7f7" loext:char-shading-value="0" loext:padding="0cm" loext:border="none"/>
    </style:style>
    <style:style style:name="T14" style:family="text">
      <style:text-properties fo:font-variant="normal" fo:text-transform="none" fo:color="#303030" style:font-name="Courier New" fo:letter-spacing="normal" officeooo:rsid="006c1c29" fo:background-color="#f7f7f7" loext:char-shading-value="0" loext:padding="0cm" loext:border="none"/>
    </style:style>
    <style:style style:name="T15" style:family="text">
      <style:text-properties fo:font-variant="normal" fo:text-transform="none" fo:color="#303030" style:font-name="Courier New" fo:letter-spacing="normal" fo:font-weight="bold" fo:background-color="#f7f7f7" loext:char-shading-value="0" loext:padding="0cm" loext:border="none"/>
    </style:style>
    <style:style style:name="T16" style:family="text">
      <style:text-properties fo:font-variant="normal" fo:text-transform="none" fo:color="#303030"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17" style:family="text">
      <style:text-properties fo:font-variant="normal" fo:text-transform="none" fo:color="#303030" style:font-name="Courier New" fo:font-size="12pt" fo:letter-spacing="normal" fo:font-weight="normal" fo:background-color="#f7f7f7" loext:char-shading-value="0" style:font-size-asian="12pt" style:font-weight-asian="normal" style:font-size-complex="12pt" style:font-weight-complex="normal" loext:padding="0cm" loext:border="none"/>
    </style:style>
    <style:style style:name="T18" style:family="text">
      <style:text-properties fo:font-variant="normal" fo:text-transform="none" fo:color="#303030" style:font-name="Courier New" fo:font-size="11pt" fo:letter-spacing="normal" fo:background-color="#f7f7f7" loext:char-shading-value="0" style:font-size-asian="11pt" style:font-size-complex="11pt" loext:padding="0cm" loext:border="none"/>
    </style:style>
    <style:style style:name="T19" style:family="text">
      <style:text-properties fo:font-variant="normal" fo:text-transform="none" fo:color="#303030" style:font-name="Courier New" fo:font-size="10.5pt" fo:letter-spacing="normal" fo:background-color="#f7f7f7" loext:char-shading-value="0" loext:padding="0cm" loext:border="none"/>
    </style:style>
    <style:style style:name="T20" style:family="text">
      <style:text-properties fo:font-variant="normal" fo:text-transform="none" fo:color="#303030" style:font-name="Courier New" fo:font-size="10.5pt" fo:letter-spacing="normal" fo:font-style="normal" fo:font-weight="normal" fo:background-color="#f7f7f7" loext:char-shading-value="0" style:font-weight-asian="normal" style:font-weight-complex="normal" loext:padding="0cm" loext:border="none"/>
    </style:style>
    <style:style style:name="T21" style:family="text">
      <style:text-properties fo:font-variant="normal" fo:text-transform="none" fo:color="#303030" style:font-name="Courier New" fo:font-size="10.5pt" fo:letter-spacing="normal" fo:font-style="normal" fo:font-weight="normal" officeooo:rsid="00680df0" fo:background-color="#f7f7f7" loext:char-shading-value="0" style:font-weight-asian="normal" style:font-weight-complex="normal" loext:padding="0cm" loext:border="none"/>
    </style:style>
    <style:style style:name="T22" style:family="text">
      <style:text-properties fo:font-variant="normal" fo:text-transform="none" fo:color="#303030" style:text-outline="false" style:text-line-through-style="none" style:text-line-through-type="none" style:font-name="Courier New" fo:font-size="12pt" fo:letter-spacing="normal" fo:font-style="normal" fo:text-shadow="none" style:text-underline-style="none" fo:font-weight="normal" fo:background-color="#f7f7f7" loext:char-shading-value="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2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24"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25"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loext:padding="0cm" loext:border="none"/>
    </style:style>
    <style:style style:name="T26" style:family="text">
      <style:text-properties fo:font-variant="normal" fo:text-transform="none" fo:color="#000000" style:text-line-through-style="none" style:text-line-through-type="none" style:font-name="Roboto"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0cm" loext:border="none"/>
    </style:style>
    <style:style style:name="T27" style:family="text">
      <style:text-properties fo:font-variant="normal" fo:text-transform="none" fo:color="#000000" style:font-name="Roboto" fo:font-size="12pt" fo:letter-spacing="normal" fo:font-style="normal" fo:font-weight="normal"/>
    </style:style>
    <style:style style:name="T28" style:family="text">
      <style:text-properties fo:font-variant="normal" fo:text-transform="none" fo:color="#000000" style:font-name="Roboto" fo:font-size="12pt" fo:letter-spacing="normal" fo:font-style="normal" fo:font-weight="normal" style:font-size-asian="12pt" style:font-size-complex="12pt"/>
    </style:style>
    <style:style style:name="T29" style:family="text">
      <style:text-properties fo:font-variant="normal" fo:text-transform="none" fo:color="#000000" style:font-name="Roboto"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000000" style:font-name="Roboto" fo:font-size="12pt" fo:letter-spacing="normal" fo:font-style="normal" fo:font-weight="normal" officeooo:rsid="00696ba7"/>
    </style:style>
    <style:style style:name="T31" style:family="text">
      <style:text-properties fo:font-variant="normal" fo:text-transform="none" fo:color="#000000" style:font-name="Roboto" fo:letter-spacing="normal" fo:font-style="normal" fo:font-weight="normal"/>
    </style:style>
    <style:style style:name="T32" style:family="text">
      <style:text-properties fo:font-variant="normal" fo:text-transform="none" fo:color="#000000" fo:font-size="12pt" fo:letter-spacing="normal" fo:font-style="normal" fo:font-weight="normal" style:font-size-asian="12pt" style:font-size-complex="12pt"/>
    </style:style>
    <style:style style:name="T33" style:family="text">
      <style:text-properties fo:font-variant="normal" fo:text-transform="none" fo:color="#000000" style:font-name="Arial" fo:font-size="12pt" fo:letter-spacing="normal" fo:font-style="normal" fo:font-weight="normal"/>
    </style:style>
    <style:style style:name="T34" style:family="text">
      <style:text-properties fo:font-variant="normal" fo:text-transform="none" fo:color="#000000" style:font-name="Arial" fo:font-size="12pt" fo:letter-spacing="normal" fo:font-style="normal" fo:font-weight="normal" style:font-size-asian="12pt" style:font-size-complex="12pt"/>
    </style:style>
    <style:style style:name="T35" style:family="text">
      <style:text-properties fo:font-variant="normal" fo:text-transform="none" fo:color="#000000" style:font-name="Arial" fo:font-size="12pt" fo:letter-spacing="normal" fo:font-style="normal" fo:font-weight="normal" officeooo:rsid="00619106" style:font-size-asian="12pt" style:font-size-complex="12pt"/>
    </style:style>
    <style:style style:name="T3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style:font-name="Arial" fo:font-size="12pt" fo:letter-spacing="normal" fo:font-style="normal" fo:font-weight="normal" officeooo:rsid="00696ba7" style:font-size-asian="12pt" style:font-weight-asian="normal" style:font-size-complex="12pt" style:font-weight-complex="normal"/>
    </style:style>
    <style:style style:name="T38" style:family="text">
      <style:text-properties fo:font-variant="normal" fo:text-transform="none" fo:color="#000000" style:font-name="Arial" fo:font-size="12pt" fo:letter-spacing="normal" fo:font-style="normal" fo:font-weight="normal" fo:background-color="#f7f7f7" loext:char-shading-value="0" style:font-size-asian="12pt" style:font-size-complex="12pt" loext:padding="0cm" loext:border="none"/>
    </style:style>
    <style:style style:name="T39" style:family="text">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T40" style:family="text">
      <style:text-properties fo:font-variant="normal" fo:text-transform="none" fo:color="#000000" style:font-name="Arial" fo:font-size="12pt" fo:letter-spacing="normal" fo:font-style="normal" style:text-underline-style="none" fo:font-weight="normal" style:font-size-asian="12pt" style:font-size-complex="12pt"/>
    </style:style>
    <style:style style:name="T41" style:family="text">
      <style:text-properties fo:font-variant="normal" fo:text-transform="none" fo:color="#000000" style:font-name="Arial" fo:font-size="12pt" fo:letter-spacing="normal" fo:font-style="normal" style:text-underline-style="none" fo:font-weight="normal" officeooo:rsid="00680df0" style:font-size-asian="12pt" style:font-size-complex="12pt"/>
    </style:style>
    <style:style style:name="T42" style:family="text">
      <style:text-properties fo:font-variant="normal" fo:text-transform="none" fo:color="#000000" style:font-name="Arial" fo:font-size="12pt" fo:letter-spacing="normal" style:font-size-asian="12pt" style:font-size-complex="12pt"/>
    </style:style>
    <style:style style:name="T43" style:family="text">
      <style:text-properties fo:font-variant="normal" fo:text-transform="none" fo:color="#000000" style:font-name="Arial" fo:font-size="12pt" fo:letter-spacing="normal" fo:font-weight="normal" style:font-size-asian="12pt" style:font-weight-asian="normal" style:font-size-complex="12pt" style:font-weight-complex="normal"/>
    </style:style>
    <style:style style:name="T44" style:family="text">
      <style:text-properties fo:font-variant="normal" fo:text-transform="none" fo:color="#000000" style:font-name="Arial" fo:font-size="12pt" fo:letter-spacing="normal" style:text-underline-style="none" style:font-size-asian="12pt" style:font-size-complex="12pt"/>
    </style:style>
    <style:style style:name="T45" style:family="text">
      <style:text-properties fo:font-variant="normal" fo:text-transform="none" fo:color="#000000" style:font-name="Arial" fo:letter-spacing="normal"/>
    </style:style>
    <style:style style:name="T46" style:family="text">
      <style:text-properties fo:font-variant="normal" fo:text-transform="none" fo:color="#000000" fo:letter-spacing="normal"/>
    </style:style>
    <style:style style:name="T47" style:family="text">
      <style:text-properties fo:font-variant="normal" fo:text-transform="none" fo:color="#000000" fo:letter-spacing="normal" fo:font-style="normal" fo:font-weight="normal"/>
    </style:style>
    <style:style style:name="T48" style:family="text">
      <style:text-properties fo:font-variant="normal" fo:text-transform="none" fo:color="#000000" style:text-outline="false" style:text-line-through-style="none" style:text-line-through-type="none" style:font-name="Roboto"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font-variant="normal" fo:text-transform="none" fo:color="#b8860b" style:font-name="Courier New" fo:letter-spacing="normal" fo:background-color="#f7f7f7" loext:char-shading-value="0" loext:padding="0cm" loext:border="none"/>
    </style:style>
    <style:style style:name="T50" style:family="text">
      <style:text-properties fo:font-variant="normal" fo:text-transform="none" fo:color="#666666" style:font-name="Courier New" fo:letter-spacing="normal" fo:background-color="#f7f7f7" loext:char-shading-value="0" loext:padding="0cm" loext:border="none"/>
    </style:style>
    <style:style style:name="T51" style:family="text">
      <style:text-properties fo:font-variant="normal" fo:text-transform="none" fo:color="#666666" style:font-name="Courier New" fo:font-size="10.5pt" fo:letter-spacing="normal" fo:background-color="#f7f7f7" loext:char-shading-value="0" loext:padding="0cm" loext:border="none"/>
    </style:style>
    <style:style style:name="T52" style:family="text">
      <style:text-properties fo:font-variant="normal" fo:text-transform="none" fo:color="#666666"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53" style:family="text">
      <style:text-properties fo:font-variant="normal" fo:text-transform="none" fo:color="#666666" style:text-outline="false" style:text-line-through-style="none" style:text-line-through-type="none" style:font-name="Courier New" fo:font-size="12pt" fo:letter-spacing="normal" fo:font-style="normal" fo:text-shadow="none" style:text-underline-style="none" fo:font-weight="normal" fo:background-color="#f7f7f7" loext:char-shading-value="0" style:font-size-asian="12pt" style:font-style-asian="normal" style:font-weight-asian="normal" style:font-size-complex="12pt" style:font-style-complex="normal" style:font-weight-complex="normal" style:text-overline-style="none" style:text-overline-color="font-color" loext:padding="0cm" loext:border="none"/>
    </style:style>
    <style:style style:name="T54" style:family="text">
      <style:text-properties fo:font-variant="normal" fo:text-transform="none" fo:color="#bb6622" style:font-name="Courier New" fo:letter-spacing="normal" fo:background-color="#f7f7f7" loext:char-shading-value="0" loext:padding="0cm" loext:border="none"/>
    </style:style>
    <style:style style:name="T55" style:family="text">
      <style:text-properties fo:font-variant="normal" fo:text-transform="none" fo:color="#bb4444" style:font-name="Roboto Mono" fo:font-size="10.5pt" fo:letter-spacing="normal" fo:font-style="normal" fo:font-weight="normal" fo:background-color="#f7f7f7" loext:char-shading-value="0" style:font-weight-asian="normal" style:font-weight-complex="normal" loext:padding="0cm" loext:border="none"/>
    </style:style>
    <style:style style:name="T56" style:family="text">
      <style:text-properties fo:font-variant="normal" fo:text-transform="none" fo:color="#bb4444" style:font-name="Courier New" fo:font-size="12pt" fo:letter-spacing="normal" fo:font-style="normal" fo:font-weight="normal" fo:background-color="#f7f7f7" loext:char-shading-value="0" style:font-size-asian="12pt" style:font-weight-asian="normal" style:font-size-complex="12pt" style:font-weight-complex="normal" loext:padding="0cm" loext:border="none"/>
    </style:style>
    <style:style style:name="T57" style:family="text">
      <style:text-properties fo:font-variant="normal" fo:text-transform="none" fo:color="#bb4444" style:font-name="Courier New" fo:letter-spacing="normal" fo:font-weight="bold" fo:background-color="#f7f7f7" loext:char-shading-value="0" loext:padding="0cm" loext:border="none"/>
    </style:style>
    <style:style style:name="T58" style:family="text">
      <style:text-properties fo:font-variant="normal" fo:text-transform="none" fo:color="#bb4444" style:font-name="Courier New" fo:letter-spacing="normal" fo:background-color="#f7f7f7" loext:char-shading-value="0" loext:padding="0cm" loext:border="none"/>
    </style:style>
    <style:style style:name="T59" style:family="text">
      <style:text-properties fo:font-variant="normal" fo:text-transform="none" fo:color="#aa22ff" style:font-name="Courier New" fo:letter-spacing="normal" fo:background-color="#f7f7f7" loext:char-shading-value="0" loext:padding="0cm" loext:border="none"/>
    </style:style>
    <style:style style:name="T60" style:family="text">
      <style:text-properties fo:font-variant="normal" fo:text-transform="none" fo:color="#aa22ff" style:font-name="Courier New" fo:letter-spacing="normal" officeooo:rsid="00696ba7" fo:background-color="#f7f7f7" loext:char-shading-value="0" loext:padding="0cm" loext:border="none"/>
    </style:style>
    <style:style style:name="T61" style:family="text">
      <style:text-properties fo:font-variant="normal" fo:text-transform="none" fo:color="#aa22ff" style:font-name="Courier New" fo:font-size="11pt" fo:letter-spacing="normal" fo:background-color="#f7f7f7" loext:char-shading-value="0" style:font-size-asian="11pt" style:font-size-complex="11pt" loext:padding="0cm" loext:border="none"/>
    </style:style>
    <style:style style:name="T62" style:family="text">
      <style:text-properties fo:font-variant="normal" fo:text-transform="none" style:text-line-through-style="none" style:text-line-through-type="none" style:font-name="Roboto" fo:font-size="12pt" fo:letter-spacing="normal" fo:font-style="normal" style:text-underline-style="none" fo:font-weight="normal" style:text-blinking="false" fo:background-color="#ffffff" loext:char-shading-value="0" loext:padding="0cm" loext:border="none"/>
    </style:style>
    <style:style style:name="T63"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fo:background-color="#ffffff" loext:char-shading-value="0" loext:padding="0cm" loext:border="none"/>
    </style:style>
    <style:style style:name="T64" style:family="text">
      <style:text-properties fo:font-variant="normal" fo:text-transform="none" fo:color="#3371e3" style:text-line-through-style="none" style:text-line-through-type="none" style:font-name="Roboto Mono" fo:font-size="10.5pt" fo:letter-spacing="normal" fo:font-style="normal" style:text-underline-style="solid" style:text-underline-width="auto" style:text-underline-color="font-color" fo:font-weight="bold" style:text-blinking="false" fo:background-color="#f7f7f7" loext:char-shading-value="0" loext:padding="0cm" loext:border="none"/>
    </style:style>
    <style:style style:name="T65" style:family="text">
      <style:text-properties fo:font-variant="normal" fo:text-transform="none" fo:color="#3371e3" style:text-line-through-style="none" style:text-line-through-type="none" style:font-name="Arial" fo:font-size="12pt" fo:letter-spacing="normal" fo:font-style="normal" style:text-underline-style="solid" style:text-underline-width="auto" style:text-underline-color="font-color" fo:font-weight="bold" style:text-blinking="false" fo:background-color="#f7f7f7" loext:char-shading-value="0" style:font-size-asian="12pt" style:font-size-complex="12pt" loext:padding="0cm" loext:border="none"/>
    </style:style>
    <style:style style:name="T66" style:family="text">
      <style:text-properties fo:font-variant="normal" fo:text-transform="none" fo:color="#3371e3" style:text-line-through-style="none" style:text-line-through-type="none" style:font-name="Arial" fo:font-size="12pt" fo:letter-spacing="normal" fo:font-style="normal" style:text-underline-style="solid" style:text-underline-width="auto" style:text-underline-color="font-color" fo:font-weight="normal" style:text-blinking="false" fo:background-color="#f7f7f7" loext:char-shading-value="0" style:font-size-asian="12pt" style:font-weight-asian="normal" style:font-size-complex="12pt" style:font-weight-complex="normal" loext:padding="0cm" loext:border="none"/>
    </style:style>
    <style:style style:name="T67" style:family="text">
      <style:text-properties fo:font-variant="normal" fo:text-transform="none" fo:color="#3371e3" style:text-line-through-style="none" style:text-line-through-type="none" style:font-name="Arial" fo:font-size="12pt" fo:letter-spacing="normal" fo:font-style="normal" style:text-underline-style="none" fo:font-weight="normal" style:text-blinking="false" fo:background-color="#f7f7f7" loext:char-shading-value="0" style:font-size-asian="12pt" style:font-weight-asian="normal" style:font-size-complex="12pt" style:font-weight-complex="normal" loext:padding="0cm" loext:border="none"/>
    </style:style>
    <style:style style:name="T68" style:family="text">
      <style:text-properties fo:font-variant="normal" fo:text-transform="none" fo:color="#3371e3" style:text-line-through-style="none" style:text-line-through-type="none" style:font-name="Arial" fo:font-size="12pt" fo:letter-spacing="normal" fo:font-style="normal" style:text-underline-style="none" fo:font-weight="bold" style:text-blinking="false" fo:background-color="#f7f7f7" loext:char-shading-value="0" style:font-size-asian="12pt" style:font-size-complex="12pt" loext:padding="0cm" loext:border="none"/>
    </style:style>
    <style:style style:name="T69" style:family="text">
      <style:text-properties officeooo:rsid="004e4825"/>
    </style:style>
    <style:style style:name="T70" style:family="text">
      <style:text-properties fo:color="#24292e" officeooo:rsid="004e4825" style:font-style-asian="normal" style:font-style-complex="normal"/>
    </style:style>
    <style:style style:name="T71" style:family="text">
      <style:text-properties officeooo:rsid="00613a51"/>
    </style:style>
    <style:style style:name="T72" style:family="text">
      <style:text-properties officeooo:rsid="0039163b"/>
    </style:style>
    <style:style style:name="T73" style:family="text">
      <style:text-properties fo:color="#303030" style:font-name="Arial" fo:font-size="10.5pt" fo:background-color="#f7f7f7" loext:char-shading-value="0" loext:padding="0cm" loext:border="none"/>
    </style:style>
    <style:style style:name="T74" style:family="text">
      <style:text-properties fo:color="#303030" style:font-name="Arial" fo:font-weight="bold" fo:background-color="#f7f7f7" loext:char-shading-value="0"/>
    </style:style>
    <style:style style:name="T75" style:family="text">
      <style:text-properties fo:color="#303030" style:font-name="Arial" fo:font-weight="bold" fo:background-color="#f7f7f7" loext:char-shading-value="0" loext:padding="0cm" loext:border="none"/>
    </style:style>
    <style:style style:name="T76" style:family="text">
      <style:text-properties fo:color="#303030" style:font-name="Arial" fo:background-color="#f7f7f7" loext:char-shading-value="0" style:font-size-asian="12pt" style:font-size-complex="12pt" loext:padding="0cm" loext:border="none"/>
    </style:style>
    <style:style style:name="T77" style:family="text">
      <style:text-properties fo:color="#303030" style:font-name="Arial" fo:background-color="#f7f7f7" loext:char-shading-value="0" style:font-size-asian="12pt" style:font-weight-asian="normal" style:font-size-complex="12pt" style:font-weight-complex="normal" loext:padding="0cm" loext:border="none"/>
    </style:style>
    <style:style style:name="T78" style:family="text">
      <style:text-properties fo:color="#303030" style:font-name="Courier New" fo:background-color="#f7f7f7" loext:char-shading-value="0" loext:padding="0cm" loext:border="none"/>
    </style:style>
    <style:style style:name="T79" style:family="text">
      <style:text-properties fo:color="#303030" style:font-name="Courier New" fo:font-size="10.5pt" fo:background-color="#f7f7f7" loext:char-shading-value="0" loext:padding="0cm" loext:border="none"/>
    </style:style>
    <style:style style:name="T80" style:family="text">
      <style:text-properties fo:color="#303030" style:font-name="Roboto Mono" fo:font-size="10.5pt" fo:background-color="#f7f7f7" loext:char-shading-value="0" style:font-size-asian="12pt" style:font-weight-asian="normal" style:font-size-complex="12pt" style:font-weight-complex="normal" loext:padding="0cm" loext:border="none"/>
    </style:style>
    <style:style style:name="T81" style:family="text">
      <style:text-properties style:font-name="Arial"/>
    </style:style>
    <style:style style:name="T82" style:family="text">
      <style:text-properties style:font-name="Arial" style:font-size-asian="12pt" style:font-size-complex="12pt"/>
    </style:style>
    <style:style style:name="T83" style:family="text">
      <style:text-properties style:font-name="Arial" officeooo:rsid="006355e9" style:font-size-asian="12pt" style:font-size-complex="12pt"/>
    </style:style>
    <style:style style:name="T84" style:family="text">
      <style:text-properties style:font-name="Arial" style:font-size-asian="12pt" style:font-weight-asian="normal" style:font-size-complex="12pt" style:font-weight-complex="normal"/>
    </style:style>
    <style:style style:name="T85" style:family="text">
      <style:text-properties style:font-name="Arial" officeooo:rsid="006a9314" style:font-size-asian="12pt" style:font-weight-asian="normal" style:font-size-complex="12pt" style:font-weight-complex="normal"/>
    </style:style>
    <style:style style:name="T86" style:family="text">
      <style:text-properties style:font-name="Arial" officeooo:rsid="006355e9" fo:background-color="#f7f7f7" loext:char-shading-value="0" style:font-size-asian="12pt" style:font-size-complex="12pt" loext:padding="0cm" loext:border="none"/>
    </style:style>
    <style:style style:name="T87" style:family="text">
      <style:text-properties style:font-name="Arial" fo:font-size="12pt" fo:font-weight="normal" style:font-size-asian="12pt" style:font-weight-asian="normal" style:font-size-complex="12pt" style:font-weight-complex="normal"/>
    </style:style>
    <style:style style:name="T88" style:family="text">
      <style:text-properties style:text-line-through-style="none" style:text-line-through-type="none" style:text-underline-style="none" style:text-blinking="false"/>
    </style:style>
    <style:style style:name="T89" style:family="text">
      <style:text-properties fo:color="#666666" style:font-name="Courier New" fo:background-color="#f7f7f7" loext:char-shading-value="0" loext:padding="0cm" loext:border="none"/>
    </style:style>
    <style:style style:name="T90" style:family="text">
      <style:text-properties fo:color="#666666" style:font-name="Courier New" fo:font-size="10.5pt" fo:background-color="#f7f7f7" loext:char-shading-value="0" loext:padding="0cm" loext:border="none"/>
    </style:style>
    <style:style style:name="T91" style:family="text">
      <style:text-properties fo:color="#3371e3" style:text-line-through-style="none" style:text-line-through-type="none" style:font-name="Arial" style:text-underline-style="solid" style:text-underline-width="auto" style:text-underline-color="font-color" fo:font-weight="bold" style:text-blinking="false" fo:background-color="#f7f7f7" loext:char-shading-value="0" style:font-size-asian="12pt" style:font-size-complex="12pt" loext:padding="0cm" loext:border="none"/>
    </style:style>
    <style:style style:name="T92" style:family="text">
      <style:text-properties fo:color="#b8860b" style:font-name="Courier New" fo:font-size="10.5pt" fo:background-color="#f7f7f7" loext:char-shading-value="0" loext:padding="0cm" loext:border="none"/>
    </style:style>
    <style:style style:name="T93" style:family="text">
      <style:text-properties officeooo:rsid="00680df0"/>
    </style:style>
    <style:style style:name="T94" style:family="text">
      <style:text-properties officeooo:rsid="0056bf94"/>
    </style:style>
    <style:style style:name="T95" style:family="text">
      <style:text-properties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changed-region xml:id="ct93962142394480" text:id="ct93962142394480">
          <text:insertion>
            <office:change-info>
              <dc:creator>Unknown Author</dc:creator>
              <dc:date>2019-05-02T09:20:46</dc:date>
            </office:change-info>
          </text:insertion>
        </text:changed-region>
        <text:changed-region xml:id="ct93962272050640" text:id="ct93962272050640">
          <text:deletion>
            <office:change-info>
              <dc:creator>Unknown Author</dc:creator>
              <dc:date>2019-05-03T10:42:59</dc:date>
            </office:change-info>
            <text:p text:style-name="P55"/>
            <text:p text:style-name="P56"><text:span text:style-name="T72">In this lab, we will d</text:span><text:span text:style-name="T70">eploy a replicated MySQL topology with a StatefulSet controller.</text:span></text:p>
          </text:deletion>
        </text:changed-region>
        <text:changed-region xml:id="ct93962142571968" text:id="ct93962142571968">
          <text:deletion>
            <office:change-info>
              <dc:creator>Unknown Author</dc:creator>
              <dc:date>2019-05-02T09:21:21</dc:date>
            </office:change-info>
            <text:p text:style-name="P51"><text:span text:style-name="T71">Additionally, we will <text:s/></text:span>Send MySQL client traffic<text:span text:style-name="T71">, </text:span>Observe resistance to downtime<text:span text:style-name="T71">, and </text:span>Scale the StatefulSet up and down.</text:p>
            <text:p text:style-name="P56"/>
            <text:p text:style-name="P57">Before you start, you should have a statically provisioned PersistentVolume. <text:s/>Please look at lab 3 to see how to create one. </text:p>
            <text:p text:style-name="P52"/>
          </text:deletion>
        </text:changed-region>
        <text:changed-region xml:id="ct93962142588432" text:id="ct93962142588432">
          <text:insertion>
            <office:change-info>
              <dc:creator>Unknown Author</dc:creator>
              <dc:date>2019-05-02T09:22:04</dc:date>
            </office:change-info>
          </text:insertion>
        </text:changed-region>
        <text:changed-region xml:id="ct93962142589312" text:id="ct93962142589312">
          <text:format-change>
            <office:change-info>
              <dc:creator>Unknown Author</dc:creator>
              <dc:date>2019-05-02T09:23:42</dc:date>
            </office:change-info>
          </text:format-change>
        </text:changed-region>
        <text:changed-region xml:id="ct93962142590192" text:id="ct93962142590192">
          <text:insertion>
            <office:change-info>
              <dc:creator>Unknown Author</dc:creator>
              <dc:date>2019-05-02T09:25:45</dc:date>
            </office:change-info>
          </text:insertion>
        </text:changed-region>
        <text:changed-region xml:id="ct93962142591152" text:id="ct93962142591152">
          <text:deletion>
            <office:change-info>
              <dc:creator>Unknown Author</dc:creator>
              <dc:date>2019-05-02T09:25:33</dc:date>
            </office:change-info>
            <text:p text:style-name="P3"><text:span text:style-name="T47">On your kubernetes master run the following:</text:span></text:p>
          </text:deletion>
        </text:changed-region>
        <text:changed-region xml:id="ct93962142586736" text:id="ct93962142586736">
          <text:insertion>
            <office:change-info>
              <dc:creator>Unknown Author</dc:creator>
              <dc:date>2019-05-02T09:25:25</dc:date>
            </office:change-info>
          </text:insertion>
        </text:changed-region>
        <text:changed-region xml:id="ct93962142596864" text:id="ct93962142596864">
          <text:deletion>
            <office:change-info>
              <dc:creator>Unknown Author</dc:creator>
              <dc:date>2019-05-02T09:23:03</dc:date>
            </office:change-info>
            <text:p text:style-name="P19"><text:span text:style-name="Source_20_Text"><text:span text:style-name="T12">kubectl apply -f https://k8s.io/examples/application/mysql/mysql-configmap.yaml</text:span></text:span></text:p>
          </text:deletion>
        </text:changed-region>
        <text:changed-region xml:id="ct93962142596624" text:id="ct93962142596624">
          <text:deletion>
            <office:change-info>
              <dc:creator>Unknown Author</dc:creator>
              <dc:date>2019-05-02T09:26:27</dc:date>
            </office:change-info>
            <text:p text:style-name="P19"><text:span text:style-name="Source_20_Text"><text:span text:style-name="T12"/></text:span></text:p>
            <text:p text:style-name="P19"><text:span text:style-name="Source_20_Text"><text:span text:style-name="T12"/></text:span></text:p>
          </text:deletion>
        </text:changed-region>
        <text:changed-region xml:id="ct93962142597456" text:id="ct93962142597456">
          <text:insertion>
            <office:change-info>
              <dc:creator>Unknown Author</dc:creator>
              <dc:date>2019-05-02T09:23:31</dc:date>
            </office:change-info>
          </text:insertion>
        </text:changed-region>
        <text:changed-region xml:id="ct93962142599008" text:id="ct93962142599008">
          <text:insertion>
            <office:change-info>
              <dc:creator>Unknown Author</dc:creator>
              <dc:date>2019-05-02T09:27:33</dc:date>
            </office:change-info>
          </text:insertion>
        </text:changed-region>
        <text:changed-region xml:id="ct93962142601072" text:id="ct93962142601072">
          <text:insertion>
            <office:change-info>
              <dc:creator>Unknown Author</dc:creator>
              <dc:date>2019-05-02T09:27:42</dc:date>
            </office:change-info>
          </text:insertion>
        </text:changed-region>
        <text:changed-region xml:id="ct93962142454880" text:id="ct93962142454880">
          <text:deletion>
            <office:change-info>
              <dc:creator>Unknown Author</dc:creator>
              <dc:date>2019-05-02T09:23:31</dc:date>
            </office:change-info>
            <text:p text:style-name="P14">Create the Services from the following YAML configuration file:</text:p>
          </text:deletion>
        </text:changed-region>
        <text:changed-region xml:id="ct93962142603424" text:id="ct93962142603424">
          <text:insertion>
            <office:change-info>
              <dc:creator>Unknown Author</dc:creator>
              <dc:date>2019-05-02T09:28:12</dc:date>
            </office:change-info>
          </text:insertion>
        </text:changed-region>
        <text:changed-region xml:id="ct93962142603664" text:id="ct93962142603664">
          <text:deletion>
            <office:change-info>
              <dc:creator>Unknown Author</dc:creator>
              <dc:date>2019-05-02T09:28:12</dc:date>
            </office:change-info>
            <text:p text:style-name="P20"><text:span text:style-name="Source_20_Text"><text:span text:style-name="T12">kubectl apply -f https://k8s.io/examples/application/mysql/mysql-services.yaml</text:span></text:span></text:p>
          </text:deletion>
        </text:changed-region>
        <text:changed-region xml:id="ct93962142518688" text:id="ct93962142518688">
          <text:insertion>
            <office:change-info>
              <dc:creator>Unknown Author</dc:creator>
              <dc:date>2019-05-02T09:27:16</dc:date>
            </office:change-info>
          </text:insertion>
        </text:changed-region>
        <text:changed-region xml:id="ct93962142605040" text:id="ct93962142605040">
          <text:deletion>
            <office:change-info>
              <dc:creator>Unknown Author</dc:creator>
              <dc:date>2019-05-02T09:28:39</dc:date>
            </office:change-info>
            <text:p text:style-name="P69"><text:span text:style-name="T28"/></text:p>
            <text:p text:style-name="P1"><text:span text:style-name="T32">The Headless Service provides a home for the DNS entries that the StatefulSet controller creates for each Pod that’s part of the set. Because the Headless Service is named </text:span><text:span text:style-name="Source_20_Text"><text:span text:style-name="T7">mysql</text:span></text:span><text:span text:style-name="T32">, the Pods are accessible by resolving </text:span><text:span text:style-name="Source_20_Text"><text:span text:style-name="T7">&lt;pod-name&gt;.mysql</text:span></text:span><text:span text:style-name="T32"> from within any other Pod in the same Kubernetes cluster and namespace.</text:span></text:p>
            <text:p text:style-name="P69"><text:span text:style-name="T34">The Client Service, called </text:span><text:span text:style-name="Source_20_Text"><text:span text:style-name="T7">mysql-read</text:span></text:span><text:span text:style-name="T34">, is a normal Service with its own cluster IP that distributes connections across all MySQL Pods that report being Ready. The set of potential endpoints includes the MySQL master and all slaves.</text:span></text:p>
          </text:deletion>
        </text:changed-region>
        <text:changed-region xml:id="ct93962142606176" text:id="ct93962142606176">
          <text:insertion>
            <office:change-info>
              <dc:creator>Unknown Author</dc:creator>
              <dc:date>2019-05-02T09:28:39</dc:date>
            </office:change-info>
          </text:insertion>
        </text:changed-region>
        <text:changed-region xml:id="ct93962142611040" text:id="ct93962142611040">
          <text:insertion>
            <office:change-info>
              <dc:creator>Unknown Author</dc:creator>
              <dc:date>2019-05-02T09:29:08</dc:date>
            </office:change-info>
          </text:insertion>
        </text:changed-region>
        <text:changed-region xml:id="ct93962142643424" text:id="ct93962142643424">
          <text:insertion>
            <office:change-info>
              <dc:creator>Unknown Author</dc:creator>
              <dc:date>2019-05-02T09:29:03</dc:date>
            </office:change-info>
          </text:insertion>
        </text:changed-region>
        <text:changed-region xml:id="ct93962142601664" text:id="ct93962142601664">
          <text:deletion>
            <office:change-info>
              <dc:creator>Unknown Author</dc:creator>
              <dc:date>2019-05-02T09:29:35</dc:date>
            </office:change-info>
            <text:p text:style-name="P48">Note that only read queries can use the load-balanced Client Service. Because there is only one MySQL master, clients should connect directly to the MySQL master Pod (through its DNS entry within the Headless Service) to execute writes.</text:p>
            <text:p text:style-name="P49"><text:span text:style-name="T27"/></text:p>
          </text:deletion>
        </text:changed-region>
        <text:changed-region xml:id="ct93962142620896" text:id="ct93962142620896">
          <text:insertion>
            <office:change-info>
              <dc:creator>Unknown Author</dc:creator>
              <dc:date>2019-05-02T09:29:35</dc:date>
            </office:change-info>
          </text:insertion>
        </text:changed-region>
        <text:changed-region xml:id="ct93962142625200" text:id="ct93962142625200">
          <text:insertion>
            <office:change-info>
              <dc:creator>Unknown Author</dc:creator>
              <dc:date>2019-05-02T10:39:22</dc:date>
            </office:change-info>
          </text:insertion>
        </text:changed-region>
        <text:changed-region xml:id="ct93962142647072" text:id="ct93962142647072">
          <text:insertion>
            <office:change-info>
              <dc:creator>Unknown Author</dc:creator>
              <dc:date>2019-05-02T10:40:03</dc:date>
            </office:change-info>
          </text:insertion>
        </text:changed-region>
        <text:changed-region xml:id="ct93962142644016" text:id="ct93962142644016">
          <text:insertion>
            <office:change-info>
              <dc:creator>Unknown Author</dc:creator>
              <dc:date>2019-05-02T09:29:35</dc:date>
            </office:change-info>
          </text:insertion>
        </text:changed-region>
        <text:changed-region xml:id="ct93962142657936" text:id="ct93962142657936">
          <text:insertion>
            <office:change-info>
              <dc:creator>Unknown Author</dc:creator>
              <dc:date>2019-05-02T10:40:33</dc:date>
            </office:change-info>
          </text:insertion>
        </text:changed-region>
        <text:changed-region xml:id="ct93962142680080" text:id="ct93962142680080">
          <text:insertion>
            <office:change-info>
              <dc:creator>Unknown Author</dc:creator>
              <dc:date>2019-05-02T10:41:21</dc:date>
            </office:change-info>
          </text:insertion>
        </text:changed-region>
        <text:changed-region xml:id="ct93962142666864" text:id="ct93962142666864">
          <text:deletion>
            <office:change-info>
              <dc:creator>Unknown Author</dc:creator>
              <dc:date>2019-05-02T10:42:21</dc:date>
            </office:change-info>
            <text:p text:style-name="P15"><text:span text:style-name="T33">Finally, create the StatefulSet from the following YAML configuration file:</text:span></text:p>
          </text:deletion>
        </text:changed-region>
        <text:changed-region xml:id="ct93962142660336" text:id="ct93962142660336">
          <text:insertion>
            <office:change-info>
              <dc:creator>Unknown Author</dc:creator>
              <dc:date>2019-05-02T10:42:21</dc:date>
            </office:change-info>
          </text:insertion>
        </text:changed-region>
        <text:changed-region xml:id="ct93962142584656" text:id="ct93962142584656">
          <text:insertion>
            <office:change-info>
              <dc:creator>Unknown Author</dc:creator>
              <dc:date>2019-05-02T10:42:56</dc:date>
            </office:change-info>
          </text:insertion>
        </text:changed-region>
        <text:changed-region xml:id="ct93962099335120" text:id="ct93962099335120">
          <text:deletion>
            <office:change-info>
              <dc:creator>Unknown Author</dc:creator>
              <dc:date>2019-05-02T10:42:56</dc:date>
            </office:change-info>
            <text:p text:style-name="P19"><text:span text:style-name="Source_20_Text"><text:span text:style-name="T12">kubectl apply -f https://k8s.io/examples/application/mysql/mysql-statefulset.yaml</text:span></text:span></text:p>
          </text:deletion>
        </text:changed-region>
        <text:changed-region xml:id="ct93962099336096" text:id="ct93962099336096">
          <text:insertion>
            <office:change-info>
              <dc:creator>Unknown Author</dc:creator>
              <dc:date>2019-05-02T10:43:55</dc:date>
            </office:change-info>
          </text:insertion>
        </text:changed-region>
        <text:changed-region xml:id="ct93962142687920" text:id="ct93962142687920">
          <text:insertion>
            <office:change-info>
              <dc:creator>Unknown Author</dc:creator>
              <dc:date>2019-05-02T10:44:08</dc:date>
            </office:change-info>
          </text:insertion>
        </text:changed-region>
        <text:changed-region xml:id="ct93962142450192" text:id="ct93962142450192">
          <text:insertion>
            <office:change-info>
              <dc:creator>Unknown Author</dc:creator>
              <dc:date>2019-05-02T10:44:24</dc:date>
            </office:change-info>
          </text:insertion>
        </text:changed-region>
        <text:changed-region xml:id="ct93962142680624" text:id="ct93962142680624">
          <text:insertion>
            <office:change-info>
              <dc:creator>Unknown Author</dc:creator>
              <dc:date>2019-05-02T10:44:53</dc:date>
            </office:change-info>
          </text:insertion>
        </text:changed-region>
        <text:changed-region xml:id="ct93962142663344" text:id="ct93962142663344">
          <text:deletion>
            <office:change-info>
              <dc:creator>Unknown Author</dc:creator>
              <dc:date>2019-05-02T10:46:02</dc:date>
            </office:change-info>
            <text:p text:style-name="P1"/>
            <text:p text:style-name="P1"/>
          </text:deletion>
        </text:changed-region>
        <text:changed-region xml:id="ct93962142685504" text:id="ct93962142685504">
          <text:insertion>
            <office:change-info>
              <dc:creator>Unknown Author</dc:creator>
              <dc:date>2019-05-02T10:45:38</dc:date>
            </office:change-info>
          </text:insertion>
        </text:changed-region>
        <text:changed-region xml:id="ct93962133944320" text:id="ct93962133944320">
          <text:deletion>
            <office:change-info>
              <dc:creator>Unknown Author</dc:creator>
              <dc:date>2019-05-02T10:46:32</dc:date>
            </office:change-info>
            <text:p text:style-name="P8"><text:span text:style-name="T94">You can watch the startup progress by running:</text:span></text:p>
          </text:deletion>
        </text:changed-region>
        <text:changed-region xml:id="ct93962142547552" text:id="ct93962142547552">
          <text:insertion>
            <office:change-info>
              <dc:creator>Unknown Author</dc:creator>
              <dc:date>2019-05-02T10:46:33</dc:date>
            </office:change-info>
          </text:insertion>
        </text:changed-region>
        <text:changed-region xml:id="ct93962142443856" text:id="ct93962142443856">
          <text:deletion>
            <office:change-info>
              <dc:creator>Unknown Author</dc:creator>
              <dc:date>2019-05-02T10:46:59</dc:date>
            </office:change-info>
            <text:p text:style-name="P19"><text:span text:style-name="Source_20_Text"><text:span text:style-name="T12">mysql</text:span></text:span></text:p>
          </text:deletion>
        </text:changed-region>
        <text:changed-region xml:id="ct93962142670336" text:id="ct93962142670336">
          <text:insertion>
            <office:change-info>
              <dc:creator>Unknown Author</dc:creator>
              <dc:date>2019-05-02T10:46:59</dc:date>
            </office:change-info>
          </text:insertion>
        </text:changed-region>
        <text:changed-region xml:id="ct93962142671904" text:id="ct93962142671904">
          <text:insertion>
            <office:change-info>
              <dc:creator>Unknown Author</dc:creator>
              <dc:date>2019-05-02T10:47:00</dc:date>
            </office:change-info>
          </text:insertion>
        </text:changed-region>
        <text:changed-region xml:id="ct93962142677008" text:id="ct93962142677008">
          <text:deletion>
            <office:change-info>
              <dc:creator>Unknown Author</dc:creator>
              <dc:date>2019-05-02T10:47:05</dc:date>
            </office:change-info>
            <text:p text:style-name="P19"><text:span text:style-name="Source_20_Text"><text:span text:style-name="T12">--watch</text:span></text:span></text:p>
            <text:p text:style-name="P19"><text:span text:style-name="Source_20_Text"><text:span text:style-name="T12"/></text:span></text:p>
          </text:deletion>
        </text:changed-region>
        <text:changed-region xml:id="ct93962142678304" text:id="ct93962142678304">
          <text:deletion>
            <office:change-info>
              <dc:creator>Unknown Author</dc:creator>
              <dc:date>2019-05-02T10:47:18</dc:date>
            </office:change-info>
            <text:p text:style-name="P53">After a while, you should see all 3 Pods become Running:</text:p>
            <text:p text:style-name="P53"><text:span text:style-name="T82"/></text:p>
          </text:deletion>
        </text:changed-region>
        <text:changed-region xml:id="ct93962142678896" text:id="ct93962142678896">
          <text:insertion>
            <office:change-info>
              <dc:creator>Unknown Author</dc:creator>
              <dc:date>2019-05-02T10:47:18</dc:date>
            </office:change-info>
          </text:insertion>
        </text:changed-region>
        <text:changed-region xml:id="ct93962142721136" text:id="ct93962142721136">
          <text:insertion>
            <office:change-info>
              <dc:creator>Unknown Author</dc:creator>
              <dc:date>2019-05-02T10:47:47</dc:date>
            </office:change-info>
          </text:insertion>
        </text:changed-region>
        <text:changed-region xml:id="ct93962142698560" text:id="ct93962142698560">
          <text:insertion>
            <office:change-info>
              <dc:creator>Unknown Author</dc:creator>
              <dc:date>2019-05-02T10:48:02</dc:date>
            </office:change-info>
          </text:insertion>
        </text:changed-region>
        <text:changed-region xml:id="ct93962142679840" text:id="ct93962142679840">
          <text:deletion>
            <office:change-info>
              <dc:creator>Unknown Author</dc:creator>
              <dc:date>2019-05-02T10:48:47</dc:date>
            </office:change-info>
            <text:p text:style-name="P41"><text:span text:style-name="T94">The StatefulSet controller starts Pods one at a time, in order by their ordinal index. It waits until each Pod reports being Ready before starting the next one.</text:span></text:p>
          </text:deletion>
        </text:changed-region>
        <text:changed-region xml:id="ct93962142669776" text:id="ct93962142669776">
          <text:insertion>
            <office:change-info>
              <dc:creator>Unknown Author</dc:creator>
              <dc:date>2019-05-02T10:49:03</dc:date>
            </office:change-info>
          </text:insertion>
        </text:changed-region>
        <text:changed-region xml:id="ct93962142648144" text:id="ct93962142648144">
          <text:insertion>
            <office:change-info>
              <dc:creator>Unknown Author</dc:creator>
              <dc:date>2019-05-02T10:50:06</dc:date>
            </office:change-info>
          </text:insertion>
        </text:changed-region>
        <text:changed-region xml:id="ct93962142682992" text:id="ct93962142682992">
          <text:deletion>
            <office:change-info>
              <dc:creator>Unknown Author</dc:creator>
              <dc:date>2019-05-02T10:50:18</dc:date>
            </office:change-info>
            <text:p text:style-name="P67">In addition, the controller assigns each Pod a unique, stable name of the form <text:span text:style-name="Source_20_Text"><text:span text:style-name="T75">&lt;statefulset-name&gt;-&lt;ordinal-index&gt;</text:span></text:span>. In this case, that results in Pods named <text:span text:style-name="Source_20_Text"><text:span text:style-name="T75">mysql-0</text:span></text:span>, <text:span text:style-name="Source_20_Text"><text:span text:style-name="T75">mysql-1</text:span></text:span>, and <text:span text:style-name="Source_20_Text"><text:span text:style-name="T75">mysql-2</text:span></text:span>.</text:p>
            <text:p text:style-name="P73">The Pod template in the above StatefulSet manifest takes advantage of these properties to perform orderly startup of MySQL replication.</text:p>
            <text:p text:style-name="Text_20_body"><text:line-break/></text:p>
            <text:p text:style-name="P76"><text:span text:style-name="T27"><text:line-break/></text:span><text:span text:style-name="T34">Before starting any of the containers in the Pod spec, the Pod first runs any </text:span><text:a xlink:type="simple" xlink:href="https://kubernetes.io/docs/concepts/workloads/pods/init-containers/" text:style-name="Internet_20_link" text:visited-style-name="Visited_20_Internet_20_Link"><text:span text:style-name="T23">Init Containers</text:span></text:a><text:span text:style-name="T34"> in the order defined.</text:span></text:p>
            <text:p text:style-name="P24"><text:span text:style-name="T34">The first Init Container, named </text:span><text:span text:style-name="Source_20_Text"><text:span text:style-name="T7">init-mysql</text:span></text:span><text:span text:style-name="T34">, generates special MySQL config files based on the ordinal index.</text:span></text:p>
            <text:p text:style-name="P24"><text:span text:style-name="T34">The script determines its own ordinal index by extracting it from the end of the Pod name, which is returned by the </text:span><text:span text:style-name="Source_20_Text"><text:span text:style-name="T7">hostname</text:span></text:span><text:span text:style-name="T34">command. Then it saves the ordinal (with a numeric offset to avoid reserved values) into a file called </text:span><text:span text:style-name="Source_20_Text"><text:span text:style-name="T7">server-id.cnf</text:span></text:span><text:span text:style-name="T34"> in the MySQL </text:span><text:span text:style-name="Source_20_Text"><text:span text:style-name="T7">conf.d</text:span></text:span><text:span text:style-name="T34"> directory. This translates the unique, stable identity provided by the StatefulSet controller into the domain of MySQL server IDs, which require the same properties.</text:span></text:p>
            <text:p text:style-name="P24"><text:span text:style-name="T34">The script in the </text:span><text:span text:style-name="Source_20_Text"><text:span text:style-name="T7">init-mysql</text:span></text:span><text:span text:style-name="T34"> container also applies either </text:span><text:span text:style-name="Source_20_Text"><text:span text:style-name="T7">master.cnf</text:span></text:span><text:span text:style-name="T34"> or </text:span><text:span text:style-name="Source_20_Text"><text:span text:style-name="T7">slave.cnf</text:span></text:span><text:span text:style-name="T34"> from the ConfigMap by copying the contents into </text:span><text:span text:style-name="Source_20_Text"><text:span text:style-name="T7">conf.d</text:span></text:span><text:span text:style-name="T34">. Because the example topology consists of a single MySQL master and any number of slaves, the script simply assigns ordinal </text:span><text:span text:style-name="Source_20_Text"><text:span text:style-name="T7">0</text:span></text:span><text:span text:style-name="T34"> to be the master, and everyone else to be slaves. Combined with the StatefulSet controller’s</text:span><text:a xlink:type="simple" xlink:href="https://kubernetes.io/docs/concepts/workloads/controllers/statefulset/#deployment-and-scaling-guarantees/" text:style-name="Internet_20_link" text:visited-style-name="Visited_20_Internet_20_Link"><text:span text:style-name="T23">deployment order guarantee</text:span></text:a><text:span text:style-name="T34">, this ensures the MySQL master is Ready before creating slaves, so they can begin replicating.</text:span></text:p>
            <text:h text:style-name="P89" text:outline-level="3"><text:bookmark text:name="cloning-existing-data1111111111"/>Cloning existing data</text:h>
            <text:p text:style-name="P67">In general, when a new Pod joins the set as a slave, it must assume the MySQL master might already have data on it. It also must assume that the replication logs might not go all the way back to the beginning of time. These conservative assumptions are the key to allow a running StatefulSet to scale up and down over time, rather than being fixed at its initial size.</text:p>
            <text:p text:style-name="P24"><text:span text:style-name="T34">The second Init Container, named </text:span><text:span text:style-name="Source_20_Text"><text:span text:style-name="T7">clone-mysql</text:span></text:span><text:span text:style-name="T34">, performs a clone operation on a slave Pod the first time it starts up on an empty PersistentVolume. That means it copies all existing data from another running Pod, so its local state is consistent enough to begin replicating from the master.</text:span></text:p>
            <text:p text:style-name="P24"><text:span text:style-name="T34">MySQL itself does not provide a mechanism to do this, so the example uses a popular open-source tool called Percona XtraBackup. During the clone, the source MySQL server might suffer reduced performance. To minimize impact on the MySQL master, the script instructs each Pod to clone from the Pod whose ordinal index is one lower. This works because the StatefulSet controller always ensures Pod </text:span><text:span text:style-name="Source_20_Text"><text:span text:style-name="T7">N</text:span></text:span><text:span text:style-name="T34"> is Ready before starting Pod </text:span><text:span text:style-name="Source_20_Text"><text:span text:style-name="T7">N+1</text:span></text:span><text:span text:style-name="T34">.</text:span></text:p>
            <text:h text:style-name="P89" text:outline-level="3"><text:bookmark text:name="starting-replication1111111111"/>Starting replication</text:h>
            <text:p text:style-name="P24"><text:span text:style-name="T34">After the Init Containers complete successfully, the regular containers run. The MySQL Pods consist of a </text:span><text:span text:style-name="Source_20_Text"><text:span text:style-name="T7">mysql</text:span></text:span><text:span text:style-name="T34"> container that runs the actual </text:span><text:span text:style-name="Source_20_Text"><text:span text:style-name="T7">mysqld</text:span></text:span><text:span text:style-name="T34"> server, and an </text:span><text:span text:style-name="Source_20_Text"><text:span text:style-name="T7">xtrabackup</text:span></text:span><text:span text:style-name="T34"> container that acts as a </text:span><text:a xlink:type="simple" xlink:href="https://kubernetes.io/blog/2015/06/the-distributed-system-toolkit-patterns" office:target-frame-name="_blank" xlink:show="new" text:style-name="Internet_20_link" text:visited-style-name="Visited_20_Internet_20_Link"><text:span text:style-name="T23">sidecar</text:span></text:a><text:span text:style-name="T34">.</text:span></text:p>
            <text:p text:style-name="P24"><text:span text:style-name="T34">The </text:span><text:span text:style-name="Source_20_Text"><text:span text:style-name="T7">xtrabackup</text:span></text:span><text:span text:style-name="T34"> sidecar looks at the cloned data files and determines if it’s necessary to initialize MySQL replication on the slave. If so, it waits for </text:span><text:span text:style-name="Source_20_Text"><text:span text:style-name="T7">mysqld</text:span></text:span><text:span text:style-name="T34"> to be ready and then executes the </text:span><text:span text:style-name="Source_20_Text"><text:span text:style-name="T7">CHANGE MASTER TO</text:span></text:span><text:span text:style-name="T34"> and </text:span><text:span text:style-name="Source_20_Text"><text:span text:style-name="T7">START SLAVE</text:span></text:span><text:span text:style-name="T34"> commands with replication parameters extracted from the XtraBackup clone files.</text:span></text:p>
            <text:p text:style-name="P24"><text:span text:style-name="T34">Once a slave begins replication, it remembers its MySQL master and reconnects automatically if the server restarts or the connection dies. Also, because slaves look for the master at its stable DNS name (</text:span><text:span text:style-name="Source_20_Text"><text:span text:style-name="T7">mysql-0.mysql</text:span></text:span><text:span text:style-name="T34">), they automatically find the master even if it gets a new Pod IP due to being rescheduled.</text:span></text:p>
            <text:p text:style-name="P24"><text:span text:style-name="T34">Lastly, after starting replication, the </text:span><text:span text:style-name="Source_20_Text"><text:span text:style-name="T7">xtrabackup</text:span></text:span><text:span text:style-name="T34"> container listens for connections from other Pods requesting a data clone. This server remains up indefinitely in case the StatefulSet scales up, or in case the next Pod loses its PersistentVolumeClaim and needs to redo the clone.</text:span></text:p>
            <text:p text:style-name="P67"/>
            <text:p text:style-name="P24"><text:span text:style-name="T28">You can send test queries to the MySQL master (hostname </text:span><text:span text:style-name="Source_20_Text"><text:span text:style-name="T1">mysql-0.mysql</text:span></text:span><text:span text:style-name="T28">) by running a temporary container with the </text:span><text:span text:style-name="Source_20_Text"><text:span text:style-name="T1">mysql:5.7</text:span></text:span><text:span text:style-name="T34"> </text:span><text:span text:style-name="T28">image and running the </text:span><text:span text:style-name="Source_20_Text"><text:span text:style-name="T1">mysql</text:span></text:span><text:span text:style-name="T34"> </text:span><text:span text:style-name="T28">client binar</text:span><text:span text:style-name="T35">y</text:span></text:p>
            <text:p text:style-name="P68"/>
            <table:table table:name="Table2" table:style-name="Table2">
              <table:table-column table:style-name="Table2.A"/>
              <table:table-row>
                <table:table-cell table:style-name="Table2.A1" office:value-type="string">
                  <text:p text:style-name="P19"><text:span text:style-name="Source_20_Text"><text:span text:style-name="T12">kubectl run mysql-client --image</text:span></text:span><text:span text:style-name="Source_20_Text"><text:span text:style-name="T50">=</text:span></text:span><text:span text:style-name="Source_20_Text"><text:span text:style-name="T12">mysql:5.7 -i --rm --restart</text:span></text:span><text:span text:style-name="Source_20_Text"><text:span text:style-name="T50">=</text:span></text:span><text:span text:style-name="Source_20_Text"><text:span text:style-name="T12">Never --</text:span></text:span><text:span text:style-name="Source_20_Text"><text:span text:style-name="T54">\</text:span></text:span></text:p>
                  <text:p text:style-name="P27"><text:span text:style-name="Source_20_Text"><text:span text:style-name="T17"><text:s text:c="2"/></text:span></text:span><text:span text:style-name="Source_20_Text"><text:span text:style-name="T16">mysql -h mysql-0.mysql </text:span></text:span><text:span text:style-name="Source_20_Text"><text:span text:style-name="T56">&lt;&lt;EOF</text:span></text:span></text:p>
                  <text:p text:style-name="P27"><text:span text:style-name="Source_20_Text"><text:span text:style-name="T56">CREATE DATABASE test;</text:span></text:span></text:p>
                  <text:p text:style-name="P27"><text:span text:style-name="Source_20_Text"><text:span text:style-name="T56">CREATE TABLE test.messages (message VARCHAR(250));</text:span></text:span></text:p>
                  <text:p text:style-name="P27"><text:span text:style-name="Source_20_Text"><text:span text:style-name="T56">INSERT INTO test.messages VALUES ('hello');</text:span></text:span></text:p>
                  <text:p text:style-name="P27"><text:span text:style-name="Source_20_Text"><text:span text:style-name="T56">EOF</text:span></text:span></text:p>
                  <text:p text:style-name="P21"/>
                </table:table-cell>
              </table:table-row>
            </table:table>
            <text:p text:style-name="P68"/>
            <text:p text:style-name="Text_20_body"><text:line-break/><text:span text:style-name="T34">Use the hostname </text:span><text:span text:style-name="Source_20_Text"><text:span text:style-name="T8">mysql-read</text:span></text:span><text:span text:style-name="T42"> </text:span><text:span text:style-name="T34">to send test queries to any server that reports being Ready</text:span></text:p>
            <table:table table:name="Table3" table:style-name="Table3">
              <table:table-column table:style-name="Table3.A"/>
              <table:table-row>
                <table:table-cell table:style-name="Table3.A1" office:value-type="string">
                  <text:p text:style-name="P19"><text:span text:style-name="Source_20_Text"><text:span text:style-name="T12">kubectl run mysql-client --image</text:span></text:span><text:span text:style-name="Source_20_Text"><text:span text:style-name="T50">=</text:span></text:span><text:span text:style-name="Source_20_Text"><text:span text:style-name="T12">mysql:5.7 -i -t --rm --restart</text:span></text:span><text:span text:style-name="Source_20_Text"><text:span text:style-name="T50">=</text:span></text:span><text:span text:style-name="Source_20_Text"><text:span text:style-name="T12">Never --</text:span></text:span><text:span text:style-name="Source_20_Text"><text:span text:style-name="T54">\</text:span></text:span></text:p>
                  <text:p text:style-name="P27"><text:span text:style-name="Source_20_Text"><text:span text:style-name="T17"><text:s text:c="2"/></text:span></text:span><text:span text:style-name="Source_20_Text"><text:span text:style-name="T16">mysql -h mysql-read -e </text:span></text:span><text:span text:style-name="Source_20_Text"><text:span text:style-name="T56">"SELECT * FROM test.messages"</text:span></text:span></text:p>
                  <text:p text:style-name="P21"/>
                </table:table-cell>
              </table:table-row>
            </table:table>
            <text:p text:style-name="P54"/>
            <text:p text:style-name="P24"><text:span text:style-name="T34">To demonstrate that the </text:span><text:span text:style-name="Source_20_Text"><text:span text:style-name="T7">mysql-read</text:span></text:span><text:span text:style-name="T34"> Service distributes connections across servers, you can run </text:span><text:span text:style-name="Source_20_Text"><text:span text:style-name="T7">SELECT @@server_id</text:span></text:span><text:span text:style-name="T34"> in a loop:</text:span></text:p>
            <text:p text:style-name="P67"/>
            <table:table table:name="Table4" table:style-name="Table4">
              <table:table-column table:style-name="Table4.A"/>
              <table:table-row>
                <table:table-cell table:style-name="Table4.A1" office:value-type="string">
                  <text:p text:style-name="P19"><text:span text:style-name="Source_20_Text"><text:span text:style-name="T12">kubectl run mysql-client-loop --image</text:span></text:span><text:span text:style-name="Source_20_Text"><text:span text:style-name="T50">=</text:span></text:span><text:span text:style-name="Source_20_Text"><text:span text:style-name="T12">mysql:5.7 -i -t --rm --restart</text:span></text:span><text:span text:style-name="Source_20_Text"><text:span text:style-name="T50">=</text:span></text:span><text:span text:style-name="Source_20_Text"><text:span text:style-name="T12">Never --</text:span></text:span><text:span text:style-name="Source_20_Text"><text:span text:style-name="T54">\</text:span></text:span></text:p>
                  <text:p text:style-name="P27"><text:span text:style-name="Source_20_Text"><text:span text:style-name="T17"><text:s text:c="2"/></text:span></text:span><text:span text:style-name="Source_20_Text"><text:span text:style-name="T16">bash -ic </text:span></text:span><text:span text:style-name="Source_20_Text"><text:span text:style-name="T56">"while sleep 1; do mysql -h mysql-read -e 'SELECT @@server_id,NOW()'; done</text:span></text:span><text:span text:style-name="Source_20_Text"><text:span text:style-name="T55">"</text:span></text:span></text:p>
                  <text:p text:style-name="P21"/>
                </table:table-cell>
              </table:table-row>
            </table:table>
            <text:p text:style-name="P67"/>
            <text:p text:style-name="P71">The <text:a xlink:type="simple" xlink:href="https://kubernetes.io/docs/tasks/configure-pod-container/configure-liveness-readiness-probes/#define-readiness-probes" text:style-name="Internet_20_link" text:visited-style-name="Visited_20_Internet_20_Link"><text:span text:style-name="T88">readiness probe</text:span></text:a> for the <text:span text:style-name="Source_20_Text"><text:span text:style-name="T74">mysql</text:span></text:span> container runs the command <text:span text:style-name="Source_20_Text"><text:span text:style-name="T74">mysql -h 127.0.0.1 -e 'SELECT 1'</text:span></text:span> to make sure the server is up and able to execute queries.</text:p>
            <text:p text:style-name="P73">One way to force this readiness probe to fail is to break that command:</text:p>
            <text:p text:style-name="P73"/>
            <table:table table:name="Table5" table:style-name="Table5">
              <table:table-column table:style-name="Table5.A"/>
              <table:table-row>
                <table:table-cell table:style-name="Table5.A1" office:value-type="string">
                  <text:p text:style-name="P19"><text:span text:style-name="Source_20_Text"><text:span text:style-name="T18">kubectl </text:span></text:span><text:span text:style-name="Source_20_Text"><text:span text:style-name="T61">exec</text:span></text:span><text:span text:style-name="Source_20_Text"><text:span text:style-name="T18"> mysql-2 -c mysql -- mv /usr/bin/mysql /usr/bin/mysql.off</text:span></text:span></text:p>
                  <text:p text:style-name="P21"/>
                </table:table-cell>
              </table:table-row>
            </table:table>
            <text:p text:style-name="P73"/>
            <text:p text:style-name="P73">This reaches into the actual container’s filesystem for Pod <text:span text:style-name="Source_20_Text"><text:span text:style-name="T73">mysql-2</text:span></text:span> and renames the <text:span text:style-name="Source_20_Text"><text:span text:style-name="T73">mysql</text:span></text:span> command so the readiness probe can’t find it. After a few seconds, the Pod should report one of its containers as not Ready, which you can check by running:</text:p>
            <text:p text:style-name="P73"/>
            <table:table table:name="Table6" table:style-name="Table6">
              <table:table-column table:style-name="Table6.A"/>
              <table:table-row>
                <table:table-cell table:style-name="Table6.A1" office:value-type="string">
                  <text:p text:style-name="P19"><text:span text:style-name="Source_20_Text"><text:span text:style-name="T12">kubectl get pod mysql-2</text:span></text:span></text:p>
                  <text:p text:style-name="P21"/>
                </table:table-cell>
              </table:table-row>
            </table:table>
            <text:p text:style-name="P71"/>
            <text:p text:style-name="P74">Now repair the Pod and it should reappear in the loop output after a few seconds:</text:p>
            <table:table table:name="Table7" table:style-name="Table7">
              <table:table-column table:style-name="Table7.A"/>
              <table:table-row>
                <table:table-cell table:style-name="Table7.A1" office:value-type="string">
                  <text:p text:style-name="P19"><text:span text:style-name="Source_20_Text"><text:span text:style-name="T12">kubectl </text:span></text:span><text:span text:style-name="Source_20_Text"><text:span text:style-name="T59">exec</text:span></text:span><text:span text:style-name="Source_20_Text"><text:span text:style-name="T12"> mysql-2 -c mysql -- mv /usr/bin/mysql.off /usr/bin/mysql</text:span></text:span></text:p>
                  <text:p text:style-name="P21"/>
                </table:table-cell>
              </table:table-row>
            </table:table>
            <text:p text:style-name="P74"/>
            <text:p text:style-name="P74">The StatefulSet also recreates Pods if they’re deleted, similar to what a ReplicaSet does for stateless Pods.</text:p>
            <table:table table:name="Table8" table:style-name="Table8">
              <table:table-column table:style-name="Table8.A"/>
              <table:table-row>
                <table:table-cell table:style-name="Table8.A1" office:value-type="string">
                  <text:p text:style-name="P19"><text:span text:style-name="Source_20_Text"><text:span text:style-name="T6">kubectl delete pod mysql-2</text:span></text:span></text:p>
                  <text:p text:style-name="P21"/>
                </table:table-cell>
              </table:table-row>
            </table:table>
            <text:p text:style-name="P74"/>
            <text:p text:style-name="P74">With MySQL replication, you can scale your read query capacity by adding slaves. With StatefulSet, you can do this with a single command:</text:p>
            <table:table table:name="Table9" table:style-name="Table9">
              <table:table-column table:style-name="Table9.A"/>
              <table:table-row>
                <table:table-cell table:style-name="Table9.A1" office:value-type="string">
                  <text:p text:style-name="P19"><text:span text:style-name="Source_20_Text"><text:span text:style-name="T12">kubectl scale statefulset mysql <text:s/>--replicas</text:span></text:span><text:span text:style-name="Source_20_Text"><text:span text:style-name="T50">=5</text:span></text:span></text:p>
                  <text:p text:style-name="P21"/>
                </table:table-cell>
              </table:table-row>
            </table:table>
            <text:p text:style-name="P74"/>
            <text:p text:style-name="P74">Watch the new Pods come up by running:</text:p>
            <text:p text:style-name="P72"/>
            <text:p text:style-name="P74"/>
            <table:table table:name="Table10" table:style-name="Table10">
              <table:table-column table:style-name="Table10.A"/>
              <table:table-row>
                <table:table-cell table:style-name="Table10.A1" office:value-type="string">
                  <text:p text:style-name="P19"><text:span text:style-name="Source_20_Text"><text:span text:style-name="T12">kubectl get pods -l </text:span></text:span><text:span text:style-name="Source_20_Text"><text:span text:style-name="T49">app</text:span></text:span><text:span text:style-name="Source_20_Text"><text:span text:style-name="T50">=</text:span></text:span><text:span text:style-name="Source_20_Text"><text:span text:style-name="T12">mysql --watch</text:span></text:span></text:p>
                  <text:p text:style-name="P21"/>
                </table:table-cell>
              </table:table-row>
            </table:table>
            <text:p text:style-name="P74"/>
            <text:p text:style-name="P75"><text:span text:style-name="T82">Once they’re up, you should see server IDs </text:span><text:span text:style-name="Source_20_Text"><text:span text:style-name="T76">103</text:span></text:span><text:span text:style-name="T82"> and </text:span><text:span text:style-name="Source_20_Text"><text:span text:style-name="T76">104</text:span></text:span><text:span text:style-name="T82"> start appearing in the </text:span><text:span text:style-name="Source_20_Text"><text:span text:style-name="T76">SELECT @@server_id</text:span></text:span><text:span text:style-name="T82"> loop output.</text:span></text:p>
            <text:p text:style-name="P75"><text:span text:style-name="T83">Y</text:span><text:span text:style-name="T82">ou can also verify that these new servers have the data you added before they existed:</text:span></text:p>
            <table:table table:name="Table11" table:style-name="Table11">
              <table:table-column table:style-name="Table11.A"/>
              <table:table-row>
                <table:table-cell table:style-name="Table11.A1" office:value-type="string">
                  <text:p text:style-name="P19"><text:span text:style-name="Source_20_Text"><text:span text:style-name="T12">kubectl run mysql-client --image</text:span></text:span><text:span text:style-name="Source_20_Text"><text:span text:style-name="T50">=</text:span></text:span><text:span text:style-name="Source_20_Text"><text:span text:style-name="T12">mysql:5.7 -i -t --rm --restart</text:span></text:span><text:span text:style-name="Source_20_Text"><text:span text:style-name="T50">=</text:span></text:span><text:span text:style-name="Source_20_Text"><text:span text:style-name="T12">Never --</text:span></text:span><text:span text:style-name="Source_20_Text"><text:span text:style-name="T54">\</text:span></text:span></text:p>
                  <text:p text:style-name="P27"><text:span text:style-name="Source_20_Text"><text:span text:style-name="T17"><text:s text:c="2"/></text:span></text:span><text:span text:style-name="Source_20_Text"><text:span text:style-name="T16">mysql -h mysql-3.mysql -e </text:span></text:span><text:span text:style-name="Source_20_Text"><text:span text:style-name="T56">"SELECT * FROM test.messages"</text:span></text:span></text:p>
                  <text:p text:style-name="P21"/>
                </table:table-cell>
              </table:table-row>
            </table:table>
            <text:p text:style-name="P74"/>
            <text:p text:style-name="P85"><text:span text:style-name="Source_20_Text"><text:span text:style-name="T86">Now scale your pods back down to three replicas. </text:span></text:span></text:p>
            <text:p text:style-name="P85"><text:span text:style-name="Source_20_Text"><text:span text:style-name="T86"/></text:span></text:p>
            <table:table table:name="Table12" table:style-name="Table12">
              <table:table-column table:style-name="Table12.A"/>
              <table:table-row>
                <table:table-cell table:style-name="Table12.A1" office:value-type="string">
                  <text:p text:style-name="P86"><text:span text:style-name="Source_20_Text"><text:span text:style-name="T78">kubectl scale statefulset mysql --replicas</text:span></text:span><text:span text:style-name="Source_20_Text"><text:span text:style-name="T89">=3</text:span></text:span></text:p>
                </table:table-cell>
              </table:table-row>
            </table:table>
            <text:p text:style-name="P84"><text:span text:style-name="Source_20_Text"><text:span text:style-name="T38"/></text:span></text:p>
            <text:p text:style-name="P87"/>
            <text:p text:style-name="P74"/>
            <text:p text:style-name="P27"><text:span text:style-name="Source_20_Text"><text:span text:style-name="T7"/></text:span></text:p>
            <text:list xml:id="list2481143672" text:style-name="L1">
              <text:list-header>
                <text:p text:style-name="P63">Delete the StatefulSet. This also begins terminating the Pods.</text:p>
              </text:list-header>
            </text:list>
            <table:table table:name="Table13" table:style-name="Table13">
              <table:table-column table:style-name="Table13.A"/>
              <table:table-row>
                <table:table-cell table:style-name="Table13.A1" office:value-type="string">
                  <text:p text:style-name="P82"><text:span text:style-name="Source_20_Text"><text:span text:style-name="T12">kubectl delete statefulset mysql</text:span></text:span></text:p>
                </table:table-cell>
              </table:table-row>
            </table:table>
            <text:list xml:id="list104322289821310" text:continue-numbering="true" text:style-name="L1">
              <text:list-header>
                <text:p text:style-name="P63"/>
              </text:list-header>
            </text:list>
            <text:p text:style-name="P27"><text:span text:style-name="Source_20_Text"><text:span text:style-name="T11"><text:s text:c="3"/></text:span></text:span></text:p>
            <text:list xml:id="list2541302284" text:style-name="L2">
              <text:list-header>
                <text:p text:style-name="P64">Verify that the Pods disappear. They might take some time to finish terminating.</text:p>
              </text:list-header>
            </text:list>
            <table:table table:name="Table14" table:style-name="Table14">
              <table:table-column table:style-name="Table14.A"/>
              <table:table-row>
                <table:table-cell table:style-name="Table14.A1" office:value-type="string">
                  <text:p text:style-name="P82"><text:span text:style-name="Source_20_Text"><text:span text:style-name="T12">kubectl get pods -l </text:span></text:span><text:span text:style-name="Source_20_Text"><text:span text:style-name="T49">app</text:span></text:span><text:span text:style-name="Source_20_Text"><text:span text:style-name="T50">=</text:span></text:span><text:span text:style-name="Source_20_Text"><text:span text:style-name="T12">mysql</text:span></text:span></text:p>
                </table:table-cell>
              </table:table-row>
            </table:table>
            <text:list xml:id="list104321290808290" text:continue-numbering="true" text:style-name="L2">
              <text:list-header>
                <text:p text:style-name="P64"/>
              </text:list-header>
            </text:list>
            <text:p text:style-name="P27"><text:span text:style-name="Source_20_Text"><text:span text:style-name="T11"><text:s text:c="3"/></text:span></text:span></text:p>
            <text:p text:style-name="P67">You’ll know the Pods have terminated when the above returns:</text:p>
            <table:table table:name="Table15" table:style-name="Table15">
              <table:table-column table:style-name="Table15.A"/>
              <table:table-row>
                <table:table-cell table:style-name="Table15.A1" office:value-type="string">
                  <text:p text:style-name="P83"><text:span text:style-name="Source_20_Text"><text:span text:style-name="T12"><text:s text:c="2"/>No resources found.</text:span></text:span></text:p>
                </table:table-cell>
              </table:table-row>
            </table:table>
            <text:p text:style-name="P67"/>
            <text:p text:style-name="P81"><text:span text:style-name="Source_20_Text"><text:span text:style-name="T11"><text:s/></text:span></text:span></text:p>
            <text:list xml:id="list4223172394" text:style-name="L3">
              <text:list-header>
                <text:p text:style-name="P65">Delete the ConfigMap, Services, and PersistentVolumeClaims.</text:p>
              </text:list-header>
            </text:list>
            <table:table table:name="Table16" table:style-name="Table16">
              <table:table-column table:style-name="Table16.A"/>
              <table:table-row>
                <table:table-cell table:style-name="Table16.A1" office:value-type="string">
                  <text:p text:style-name="P82"><text:span text:style-name="Source_20_Text"><text:span text:style-name="T12">kubectl delete configmap,service,pvc -l </text:span></text:span><text:span text:style-name="Source_20_Text"><text:span text:style-name="T49">app</text:span></text:span><text:span text:style-name="Source_20_Text"><text:span text:style-name="T50">=</text:span></text:span><text:span text:style-name="Source_20_Text"><text:span text:style-name="T12">mysql</text:span></text:span></text:p>
                </table:table-cell>
              </table:table-row>
            </table:table>
            <text:list xml:id="list104321170448886" text:continue-numbering="true" text:style-name="L3">
              <text:list-header>
                <text:p text:style-name="P65"/>
              </text:list-header>
            </text:list>
            <text:p text:style-name="P27"><text:span text:style-name="Source_20_Text"><text:span text:style-name="T11"><text:s text:c="3"/></text:span></text:span></text:p>
            <text:list xml:id="list2980615389" text:style-name="L4">
              <text:list-header>
                <text:p text:style-name="P66">If you manually provisioned PersistentVolumes, you also need to manually delete them, as well as release the underlying resources. If you used a dynamic provisioner, it automatically deletes the PersistentVolumes when it sees that you deleted the PersistentVolumeClaims. Some dynamic provisioners (such as those for EBS and PD) also release the underlying resources upon deleting the PersistentVolumes.</text:p>
              </text:list-header>
            </text:list>
            <text:p text:style-name="P67"><text:line-break/></text:p>
          </text:deletion>
        </text:changed-region>
        <text:changed-region xml:id="ct93962142665856" text:id="ct93962142665856">
          <text:insertion>
            <office:change-info>
              <dc:creator>Unknown Author</dc:creator>
              <dc:date>2019-05-02T10:50:32</dc:date>
            </office:change-info>
          </text:insertion>
        </text:changed-region>
        <text:changed-region xml:id="ct93962142716112" text:id="ct93962142716112">
          <text:insertion>
            <office:change-info>
              <dc:creator>Unknown Author</dc:creator>
              <dc:date>2019-05-02T10:50:52</dc:date>
            </office:change-info>
          </text:insertion>
        </text:changed-region>
        <text:changed-region xml:id="ct93962142674160" text:id="ct93962142674160">
          <text:insertion>
            <office:change-info>
              <dc:creator>Unknown Author</dc:creator>
              <dc:date>2019-05-02T10:51:10</dc:date>
            </office:change-info>
          </text:insertion>
        </text:changed-region>
        <text:changed-region xml:id="ct93962142752544" text:id="ct93962142752544">
          <text:insertion>
            <office:change-info>
              <dc:creator>Unknown Author</dc:creator>
              <dc:date>2019-05-02T10:52:09</dc:date>
            </office:change-info>
          </text:insertion>
        </text:changed-region>
        <text:changed-region xml:id="ct93962142686160" text:id="ct93962142686160">
          <text:insertion>
            <office:change-info>
              <dc:creator>Unknown Author</dc:creator>
              <dc:date>2019-05-02T10:53:03</dc:date>
            </office:change-info>
          </text:insertion>
        </text:changed-region>
        <text:changed-region xml:id="ct93962142764864" text:id="ct93962142764864">
          <text:insertion>
            <office:change-info>
              <dc:creator>Unknown Author</dc:creator>
              <dc:date>2019-05-02T10:53:33</dc:date>
            </office:change-info>
          </text:insertion>
        </text:changed-region>
        <text:changed-region xml:id="ct93962142604752" text:id="ct93962142604752">
          <text:insertion>
            <office:change-info>
              <dc:creator>Unknown Author</dc:creator>
              <dc:date>2019-05-02T10:54:31</dc:date>
            </office:change-info>
          </text:insertion>
        </text:changed-region>
        <text:changed-region xml:id="ct93962142765744" text:id="ct93962142765744">
          <text:insertion>
            <office:change-info>
              <dc:creator>Unknown Author</dc:creator>
              <dc:date>2019-05-02T10:54:55</dc:date>
            </office:change-info>
          </text:insertion>
        </text:changed-region>
        <text:changed-region xml:id="ct93962142613328" text:id="ct93962142613328">
          <text:insertion>
            <office:change-info>
              <dc:creator>Unknown Author</dc:creator>
              <dc:date>2019-05-02T10:55:31</dc:date>
            </office:change-info>
          </text:insertion>
        </text:changed-region>
        <text:changed-region xml:id="ct93962142767328" text:id="ct93962142767328">
          <text:insertion>
            <office:change-info>
              <dc:creator>Unknown Author</dc:creator>
              <dc:date>2019-05-02T10:56:20</dc:date>
            </office:change-info>
          </text:insertion>
        </text:changed-region>
        <text:changed-region xml:id="ct93962142695680" text:id="ct93962142695680">
          <text:insertion>
            <office:change-info>
              <dc:creator>Unknown Author</dc:creator>
              <dc:date>2019-05-02T10:57:31</dc:date>
            </office:change-info>
          </text:insertion>
        </text:changed-region>
        <text:changed-region xml:id="ct93962142735392" text:id="ct93962142735392">
          <text:insertion>
            <office:change-info>
              <dc:creator>Unknown Author</dc:creator>
              <dc:date>2019-05-02T10:57:58</dc:date>
            </office:change-info>
          </text:insertion>
        </text:changed-region>
        <text:changed-region xml:id="ct93962142597744" text:id="ct93962142597744">
          <text:insertion>
            <office:change-info>
              <dc:creator>Unknown Author</dc:creator>
              <dc:date>2019-05-02T10:58:33</dc:date>
            </office:change-info>
          </text:insertion>
        </text:changed-region>
        <text:changed-region xml:id="ct93962142727152" text:id="ct93962142727152">
          <text:insertion>
            <office:change-info>
              <dc:creator>Unknown Author</dc:creator>
              <dc:date>2019-05-02T10:59:12</dc:date>
            </office:change-info>
          </text:insertion>
        </text:changed-region>
        <text:changed-region xml:id="ct93962142735984" text:id="ct93962142735984">
          <text:insertion>
            <office:change-info>
              <dc:creator>Unknown Author</dc:creator>
              <dc:date>2019-05-02T10:59:34</dc:date>
            </office:change-info>
          </text:insertion>
        </text:changed-region>
        <text:changed-region xml:id="ct93962142770256" text:id="ct93962142770256">
          <text:insertion>
            <office:change-info>
              <dc:creator>Unknown Author</dc:creator>
              <dc:date>2019-05-02T10:58:33</dc:date>
            </office:change-info>
          </text:insertion>
        </text:changed-region>
        <text:changed-region xml:id="ct93962142729280" text:id="ct93962142729280">
          <text:insertion>
            <office:change-info>
              <dc:creator>Unknown Author</dc:creator>
              <dc:date>2019-05-02T11:19:19</dc:date>
            </office:change-info>
          </text:insertion>
        </text:changed-region>
        <text:changed-region xml:id="ct93962142701184" text:id="ct93962142701184">
          <text:insertion>
            <office:change-info>
              <dc:creator>Unknown Author</dc:creator>
              <dc:date>2019-05-02T11:20:17</dc:date>
            </office:change-info>
          </text:insertion>
        </text:changed-region>
        <text:changed-region xml:id="ct93962142726512" text:id="ct93962142726512">
          <text:insertion>
            <office:change-info>
              <dc:creator>Unknown Author</dc:creator>
              <dc:date>2019-05-02T11:19:19</dc:date>
            </office:change-info>
          </text:insertion>
        </text:changed-region>
        <text:changed-region xml:id="ct93962142738000" text:id="ct93962142738000">
          <text:insertion>
            <office:change-info>
              <dc:creator>Unknown Author</dc:creator>
              <dc:date>2019-05-02T11:20:47</dc:date>
            </office:change-info>
          </text:insertion>
        </text:changed-region>
        <text:changed-region xml:id="ct93962142790960" text:id="ct93962142790960">
          <text:insertion>
            <office:change-info>
              <dc:creator>Unknown Author</dc:creator>
              <dc:date>2019-05-02T11:21:14</dc:date>
            </office:change-info>
          </text:insertion>
        </text:changed-region>
        <text:changed-region xml:id="ct93962142746464" text:id="ct93962142746464">
          <text:insertion>
            <office:change-info>
              <dc:creator>Unknown Author</dc:creator>
              <dc:date>2019-05-02T11:21:41</dc:date>
            </office:change-info>
          </text:insertion>
        </text:changed-region>
        <text:changed-region xml:id="ct93962142780768" text:id="ct93962142780768">
          <text:insertion>
            <office:change-info>
              <dc:creator>Unknown Author</dc:creator>
              <dc:date>2019-05-02T11:22:11</dc:date>
            </office:change-info>
          </text:insertion>
        </text:changed-region>
        <text:changed-region xml:id="ct93962142815648" text:id="ct93962142815648">
          <text:insertion>
            <office:change-info>
              <dc:creator>Unknown Author</dc:creator>
              <dc:date>2019-05-02T11:22: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ab <text:span text:style-name="T71">4</text:span><text:change-start text:change-id="ct93962142394480"/><text:span text:style-name="T71">a</text:span><text:change-end text:change-id="ct93962142394480"/>. <text:s/><text:span text:style-name="T69">Deploying statefulsets with Kubernetes.</text:span></text:p>
      <text:p text:style-name="P56"><text:change text:change-id="ct93962272050640"/><text:span text:style-name="T70"/></text:p>
      <text:p text:style-name="P52"><text:change text:change-id="ct93962142571968"/><text:change-start text:change-id="ct93962142588432"/>Begin by creating a StatefulSet using the example below. </text:p>
      <text:p text:style-name="P17"><text:span text:style-name="T27"><text:s/>It creates a </text:span><text:a xlink:type="simple" xlink:href="https://kubernetes.io/docs/concepts/services-networking/service/#headless-services" text:style-name="Internet_20_link" text:visited-style-name="Visited_20_Internet_20_Link"><text:span text:style-name="T62">Headless Service</text:span></text:a><text:span text:style-name="T27">, </text:span><text:span text:style-name="Source_20_Text"><text:span text:style-name="T3">nginx</text:span></text:span><text:span text:style-name="T27">, to publish the IP addresses of Pods in the StatefulSet, </text:span><text:span text:style-name="Source_20_Text"><text:span text:style-name="T3">web</text:span></text:span><text:span text:style-name="T27">.</text:span></text:p>
      <text:p text:style-name="P31"/>
      <text:p text:style-name="P30"><text:span text:style-name="T34">You will need to use two terminal windows. In the first terminal, use </text:span><text:a xlink:type="simple" xlink:href="https://kubernetes.io/docs/reference/generated/kubectl/kubectl-commands/#get" text:style-name="Internet_20_link" text:visited-style-name="Visited_20_Internet_20_Link"><text:span text:style-name="Source_20_Text"><text:span text:style-name="T65">kubectl get</text:span></text:span></text:a><text:span text:style-name="T34"> to watch the creation of the StatefulSet’s Pods.</text:span><text:change-end text:change-id="ct93962142588432"/><text:change-start text:change-id="ct93962142589312"/></text:p>
      <text:p text:style-name="P43"><text:change-end text:change-id="ct93962142589312"/><text:change-start text:change-id="ct93962142590192"/></text:p>
      <text:p text:style-name="P3"><text:span text:style-name="T31">In the second terminal, use </text:span><text:a xlink:type="simple" xlink:href="https://kubernetes.io/docs/reference/generated/kubectl/kubectl-commands/#apply" text:style-name="Internet_20_link" text:visited-style-name="Visited_20_Internet_20_Link"><text:span text:style-name="Source_20_Text"><text:span text:style-name="T64">kubectl apply</text:span></text:span></text:a><text:span text:style-name="T46"> </text:span><text:span text:style-name="T31">to create the Headless Service and StatefulSet defined in </text:span><text:span text:style-name="Source_20_Text"><text:span text:style-name="T3">web.yaml</text:span></text:span><text:span text:style-name="T31">.</text:span><text:change-end text:change-id="ct93962142590192"/><text:change text:change-id="ct93962142591152"/></text:p>
      <table:table table:name="Table24" table:style-name="Table24">
        <table:table-column table:style-name="Table24.A"/>
        <table:table-row>
          <table:table-cell table:style-name="Table24.A1" office:value-type="string">
            <text:p text:style-name="P45"><text:change-start text:change-id="ct93962142586736"/><text:span text:style-name="Source_20_Text"><text:span text:style-name="T12">kubectl apply -f web.yaml</text:span></text:span></text:p>
            <text:p text:style-name="P19"><text:change-end text:change-id="ct93962142586736"/><text:change text:change-id="ct93962142596864"/><text:change text:change-id="ct93962142596624"/><text:span text:style-name="Source_20_Text"><text:span text:style-name="T12"/></text:span></text:p>
          </table:table-cell>
        </table:table-row>
      </table:table>
      <text:p text:style-name="P2"/>
      <text:p text:style-name="P14"><text:change-start text:change-id="ct93962142597456"/><text:span text:style-name="T82">In the second terminal, use </text:span><text:a xlink:type="simple" xlink:href="https://kubernetes.io/docs/reference/generated/kubectl/kubectl-commands/#apply" text:style-name="Internet_20_link" text:visited-style-name="Visited_20_Internet_20_Link"><text:span text:style-name="Source_20_Text"><text:span text:style-name="T91">kubectl apply</text:span></text:span></text:a><text:span text:style-name="T82"> to create the Headless Service and StatefulSet defined in </text:span><text:span text:style-name="Source_20_Text"><text:span text:style-name="T76">web.yaml</text:span></text:span><text:change-end text:change-id="ct93962142597456"/><text:change-start text:change-id="ct93962142599008"/></text:p>
      <text:p text:style-name="P14"><text:change-end text:change-id="ct93962142599008"/><text:span text:style-name="Source_20_Text"><text:span text:style-name="T76"/></text:span></text:p>
      <table:table table:name="Table17" table:style-name="Table17">
        <table:table-column table:style-name="Table17.A"/>
        <table:table-row>
          <table:table-cell table:style-name="Table17.A1" office:value-type="string">
            <text:p text:style-name="P45"><text:change-start text:change-id="ct93962142601072"/><text:span text:style-name="Source_20_Text"><text:span text:style-name="T12">kubectl get service nginx</text:span></text:span></text:p>
            <text:p text:style-name="P21"><text:change-end text:change-id="ct93962142601072"/></text:p>
          </table:table-cell>
        </table:table-row>
      </table:table>
      <text:p text:style-name="P14"><text:change text:change-id="ct93962142454880"/></text:p>
      <table:table table:name="Table25" table:style-name="Table25">
        <table:table-column table:style-name="Table25.A"/>
        <table:table-row>
          <table:table-cell table:style-name="Table25.A1" office:value-type="string">
            <text:p text:style-name="P46"><text:change-start text:change-id="ct93962142603424"/><text:span text:style-name="Source_20_Text"><text:span text:style-name="T12">kubectl get statefulset web</text:span></text:span></text:p>
            <text:p text:style-name="P20"><text:change-end text:change-id="ct93962142603424"/><text:change text:change-id="ct93962142603664"/><text:span text:style-name="Source_20_Text"><text:span text:style-name="Source_20_Text"><text:span text:style-name="T12"/></text:span></text:span></text:p>
            <text:p text:style-name="P22"/>
          </table:table-cell>
        </table:table-row>
      </table:table>
      <text:p text:style-name="P39"><text:change-start text:change-id="ct93962142518688"/></text:p>
      <text:p text:style-name="P69"><text:change-end text:change-id="ct93962142518688"/><text:change text:change-id="ct93962142605040"/><text:change-start text:change-id="ct93962142606176"/><text:span text:style-name="T28">For a StatefulSet with N replicas, when Pods are being deployed, they are created sequentially, in order from {0..N-1}. Examine the output of the </text:span><text:span text:style-name="Source_20_Text"><text:span text:style-name="T1">kubectl get</text:span></text:span><text:span text:style-name="T34"> </text:span><text:span text:style-name="T28">command in the first terminal. Eventually, the output will look like the example below.</text:span><text:change-end text:change-id="ct93962142606176"/><text:change-start text:change-id="ct93962142611040"/></text:p>
      <text:p text:style-name="P26"/>
      <text:p text:style-name="P26"/>
      <text:p text:style-name="P26"/>
      <text:p text:style-name="P26"/>
      <text:p text:style-name="P26"/>
      <text:p text:style-name="P26"/>
      <text:p text:style-name="P26"/>
      <text:p text:style-name="P26"><text:change-end text:change-id="ct93962142611040"/></text:p>
      <table:table table:name="Table18" table:style-name="Table18">
        <table:table-column table:style-name="Table18.A"/>
        <table:table-row>
          <table:table-cell table:style-name="Table18.A1" office:value-type="string">
            <text:p text:style-name="P45"><text:change-start text:change-id="ct93962142643424"/><text:span text:style-name="Source_20_Text"><text:span text:style-name="T12">kubectl get pods -w -l </text:span></text:span><text:span text:style-name="Source_20_Text"><text:span text:style-name="T49">app</text:span></text:span><text:span text:style-name="Source_20_Text"><text:span text:style-name="T50">=</text:span></text:span><text:span text:style-name="Source_20_Text"><text:span text:style-name="T12">nginx</text:span></text:span></text:p>
            <text:p text:style-name="P38"><text:span text:style-name="Source_20_Text"><text:span text:style-name="T16">NAME <text:s text:c="5"/>READY <text:s text:c="4"/>STATUS <text:s text:c="3"/>RESTARTS <text:s text:c="2"/>AGE</text:span></text:span></text:p>
            <text:p text:style-name="P27"><text:soft-page-break/><text:span text:style-name="Source_20_Text"><text:span text:style-name="T16">web-0 <text:s text:c="4"/></text:span></text:span><text:span text:style-name="Source_20_Text"><text:span text:style-name="T52">0</text:span></text:span><text:span text:style-name="Source_20_Text"><text:span text:style-name="T16">/1 <text:s text:c="6"/>Pending <text:s text:c="2"/></text:span></text:span><text:span text:style-name="Source_20_Text"><text:span text:style-name="T52">0</text:span></text:span><text:span text:style-name="Source_20_Text"><text:span text:style-name="T16"> <text:s text:c="9"/>0s</text:span></text:span></text:p>
            <text:p text:style-name="P27"><text:span text:style-name="Source_20_Text"><text:span text:style-name="T16">web-0 <text:s text:c="4"/></text:span></text:span><text:span text:style-name="Source_20_Text"><text:span text:style-name="T52">0</text:span></text:span><text:span text:style-name="Source_20_Text"><text:span text:style-name="T16">/1 <text:s text:c="6"/>Pending <text:s text:c="2"/></text:span></text:span><text:span text:style-name="Source_20_Text"><text:span text:style-name="T52">0</text:span></text:span><text:span text:style-name="Source_20_Text"><text:span text:style-name="T16"> <text:s text:c="8"/>0s</text:span></text:span></text:p>
            <text:p text:style-name="P27"><text:span text:style-name="Source_20_Text"><text:span text:style-name="T16">web-0 <text:s text:c="4"/></text:span></text:span><text:span text:style-name="Source_20_Text"><text:span text:style-name="T52">0</text:span></text:span><text:span text:style-name="Source_20_Text"><text:span text:style-name="T16">/1 <text:s text:c="6"/>ContainerCreating <text:s text:c="2"/></text:span></text:span><text:span text:style-name="Source_20_Text"><text:span text:style-name="T52">0</text:span></text:span><text:span text:style-name="Source_20_Text"><text:span text:style-name="T16"> <text:s text:c="8"/>0s</text:span></text:span></text:p>
            <text:p text:style-name="P27"><text:span text:style-name="Source_20_Text"><text:span text:style-name="T16">web-0 <text:s text:c="4"/></text:span></text:span><text:span text:style-name="Source_20_Text"><text:span text:style-name="T52">1</text:span></text:span><text:span text:style-name="Source_20_Text"><text:span text:style-name="T16">/1 <text:s text:c="6"/>Running <text:s text:c="2"/></text:span></text:span><text:span text:style-name="Source_20_Text"><text:span text:style-name="T52">0</text:span></text:span><text:span text:style-name="Source_20_Text"><text:span text:style-name="T16"> <text:s text:c="8"/>19s</text:span></text:span></text:p>
            <text:p text:style-name="P27"><text:span text:style-name="Source_20_Text"><text:span text:style-name="T16">web-1 <text:s text:c="4"/></text:span></text:span><text:span text:style-name="Source_20_Text"><text:span text:style-name="T52">0</text:span></text:span><text:span text:style-name="Source_20_Text"><text:span text:style-name="T16">/1 <text:s text:c="6"/>Pending <text:s text:c="2"/></text:span></text:span><text:span text:style-name="Source_20_Text"><text:span text:style-name="T52">0</text:span></text:span><text:span text:style-name="Source_20_Text"><text:span text:style-name="T16"> <text:s text:c="8"/>0s</text:span></text:span></text:p>
            <text:p text:style-name="P27"><text:span text:style-name="Source_20_Text"><text:span text:style-name="T16">web-1 <text:s text:c="4"/></text:span></text:span><text:span text:style-name="Source_20_Text"><text:span text:style-name="T52">0</text:span></text:span><text:span text:style-name="Source_20_Text"><text:span text:style-name="T16">/1 <text:s text:c="6"/>Pending <text:s text:c="2"/></text:span></text:span><text:span text:style-name="Source_20_Text"><text:span text:style-name="T52">0</text:span></text:span><text:span text:style-name="Source_20_Text"><text:span text:style-name="T16"> <text:s text:c="8"/>0s</text:span></text:span></text:p>
            <text:p text:style-name="P27"><text:span text:style-name="Source_20_Text"><text:span text:style-name="T16">web-1 <text:s text:c="4"/></text:span></text:span><text:span text:style-name="Source_20_Text"><text:span text:style-name="T52">0</text:span></text:span><text:span text:style-name="Source_20_Text"><text:span text:style-name="T16">/1 <text:s text:c="6"/>ContainerCreating <text:s text:c="2"/></text:span></text:span><text:span text:style-name="Source_20_Text"><text:span text:style-name="T52">0</text:span></text:span><text:span text:style-name="Source_20_Text"><text:span text:style-name="T16"> <text:s text:c="8"/>0s</text:span></text:span></text:p>
            <text:p text:style-name="P27"><text:span text:style-name="Source_20_Text"><text:span text:style-name="T16">web-1 <text:s text:c="4"/></text:span></text:span><text:span text:style-name="Source_20_Text"><text:span text:style-name="T52">1</text:span></text:span><text:span text:style-name="Source_20_Text"><text:span text:style-name="T16">/1 <text:s text:c="6"/>Running <text:s text:c="2"/></text:span></text:span><text:span text:style-name="Source_20_Text"><text:span text:style-name="T52">0</text:span></text:span><text:span text:style-name="Source_20_Text"><text:span text:style-name="T16"> <text:s text:c="8"/>18s</text:span></text:span></text:p>
            <text:p text:style-name="P21"><text:change-end text:change-id="ct93962142643424"/></text:p>
          </table:table-cell>
        </table:table-row>
      </table:table>
      <text:p text:style-name="P26"/>
      <text:p text:style-name="P49"><text:change text:change-id="ct93962142601664"/><text:change-start text:change-id="ct93962142620896"/><text:span text:style-name="T27">Notice that the </text:span><text:span text:style-name="Source_20_Text"><text:span text:style-name="T5">web-1</text:span></text:span><text:span text:style-name="T27"> Pod is not launched until the </text:span><text:span text:style-name="Source_20_Text"><text:span text:style-name="T5">web-0</text:span></text:span><text:span text:style-name="T27"> Pod is </text:span><text:a xlink:type="simple" xlink:href="https://kubernetes.io/docs/user-guide/pod-states" text:style-name="Internet_20_link" text:visited-style-name="Visited_20_Internet_20_Link"><text:span text:style-name="T25">Running and Ready</text:span></text:a><text:span text:style-name="T27">.</text:span></text:p>
      <text:p text:style-name="P37"/>
      <text:p text:style-name="P28"><text:change-end text:change-id="ct93962142620896"/><text:change-start text:change-id="ct93962142625200"/><text:span text:style-name="T93">P</text:span>ods in a StatefulSet have a unique ordinal index and a stable network identity.</text:p>
      <text:p text:style-name="P15"><text:line-break/><text:span text:style-name="T48">Get the StatefulSet’s Pods.</text:span><text:change-end text:change-id="ct93962142625200"/></text:p>
      <table:table table:name="Table19" table:style-name="Table19">
        <table:table-column table:style-name="Table19.A"/>
        <table:table-row>
          <table:table-cell table:style-name="Table19.A1" office:value-type="string">
            <text:p text:style-name="P40"><text:change-start text:change-id="ct93962142647072"/><text:span text:style-name="Source_20_Text"><text:span text:style-name="T79">kubectl get pods -l </text:span></text:span><text:span text:style-name="Source_20_Text"><text:span text:style-name="T92">app</text:span></text:span><text:span text:style-name="Source_20_Text"><text:span text:style-name="T90">=</text:span></text:span><text:span text:style-name="Source_20_Text"><text:span text:style-name="T79">nginx</text:span></text:span></text:p>
            <text:p text:style-name="P23"><text:change-end text:change-id="ct93962142647072"/></text:p>
          </table:table-cell>
        </table:table-row>
      </table:table>
      <text:p text:style-name="P15"><text:change-start text:change-id="ct93962142644016"/><text:span text:style-name="T87"><text:line-break/></text:span><text:change-end text:change-id="ct93962142644016"/><text:change-start text:change-id="ct93962142657936"/><text:span text:style-name="T43"> </text:span><text:span text:style-name="T36">Pods in a StatefulSet have a sticky, unique identity. This identity is based on a unique ordinal index that is assigned to each Pod by the StatefulSet controller. The Pods’ names take the form </text:span><text:span text:style-name="Source_20_Text"><text:span text:style-name="T9">&lt;statefulset name&gt;-&lt;ordinal index&gt;</text:span></text:span><text:span text:style-name="T36">. Since the </text:span><text:span text:style-name="Source_20_Text"><text:span text:style-name="T9">web</text:span></text:span><text:span text:style-name="T36"> StatefulSet has two replicas, it creates two Pods, </text:span><text:span text:style-name="Source_20_Text"><text:span text:style-name="T9">web-0</text:span></text:span><text:span text:style-name="T36"> and </text:span><text:span text:style-name="Source_20_Text"><text:span text:style-name="T9">web-1</text:span></text:span><text:span text:style-name="T36">.</text:span></text:p>
      <text:p text:style-name="P15"><text:line-break/><text:span text:style-name="T27">Use </text:span><text:a xlink:type="simple" xlink:href="https://kubernetes.io/docs/reference/generated/kubectl/kubectl-commands/#exec" text:style-name="Internet_20_link" text:visited-style-name="Visited_20_Internet_20_Link"><text:span text:style-name="Source_20_Text"><text:span text:style-name="T64">kubectl exec</text:span></text:span></text:a><text:span text:style-name="T45"> </text:span><text:span text:style-name="T27">to execute the </text:span><text:span text:style-name="Source_20_Text"><text:span text:style-name="T3">hostname</text:span></text:span><text:span text:style-name="T27">command in each Pod.</text:span><text:change-end text:change-id="ct93962142657936"/></text:p>
      <table:table table:name="Table20" table:style-name="Table20">
        <table:table-column table:style-name="Table20.A"/>
        <table:table-row>
          <table:table-cell table:style-name="Table20.A1" office:value-type="string">
            <text:p text:style-name="P19"><text:change-start text:change-id="ct93962142680080"/><text:span text:style-name="Source_20_Text"><text:span text:style-name="T59">for</text:span></text:span><text:span text:style-name="Source_20_Text"><text:span text:style-name="T12"> i in </text:span></text:span><text:span text:style-name="Source_20_Text"><text:span text:style-name="T50">0</text:span></text:span><text:span text:style-name="Source_20_Text"><text:span text:style-name="T12"> </text:span></text:span><text:span text:style-name="Source_20_Text"><text:span text:style-name="T50">1</text:span></text:span><text:span text:style-name="Source_20_Text"><text:span text:style-name="T12">; </text:span></text:span><text:span text:style-name="Source_20_Text"><text:span text:style-name="T59">do</text:span></text:span><text:span text:style-name="Source_20_Text"><text:span text:style-name="T12"> kubectl </text:span></text:span><text:span text:style-name="Source_20_Text"><text:span text:style-name="T59">exec</text:span></text:span><text:span text:style-name="Source_20_Text"><text:span text:style-name="T12"> web-</text:span></text:span><text:span text:style-name="Source_20_Text"><text:span text:style-name="T49">$i</text:span></text:span><text:span text:style-name="Source_20_Text"><text:span text:style-name="T12"> -- sh -c </text:span></text:span><text:span text:style-name="Source_20_Text"><text:span text:style-name="T58">'hostname'</text:span></text:span><text:span text:style-name="Source_20_Text"><text:span text:style-name="T12">; </text:span></text:span><text:span text:style-name="Source_20_Text"><text:span text:style-name="T59">done</text:span></text:span><text:change-end text:change-id="ct93962142680080"/></text:p>
          </table:table-cell>
        </table:table-row>
      </table:table>
      <text:p text:style-name="P15"><text:span text:style-name="T81"><text:line-break/></text:span><text:change text:change-id="ct93962142666864"/><text:change-start text:change-id="ct93962142660336"/><text:span text:style-name="T39">Use </text:span><text:a xlink:type="simple" xlink:href="https://kubernetes.io/docs/reference/generated/kubectl/kubectl-commands/#run" text:style-name="Internet_20_link" text:visited-style-name="Visited_20_Internet_20_Link"><text:span text:style-name="Source_20_Text"><text:span text:style-name="T67">kubectl run</text:span></text:span></text:a><text:span text:style-name="T39"> to execute a container that provides the </text:span><text:span text:style-name="Source_20_Text"><text:span text:style-name="T10">nslookup</text:span></text:span><text:span text:style-name="T39"> command from the </text:span><text:span text:style-name="Source_20_Text"><text:span text:style-name="T10">dnsutils</text:span></text:span><text:span text:style-name="T39">package. Using </text:span><text:span text:style-name="Source_20_Text"><text:span text:style-name="T10">nslookup</text:span></text:span><text:span text:style-name="T39"> on the Pods’ hostnames, you can examine their in-cluster DNS addresses.</text:span><text:change-end text:change-id="ct93962142660336"/></text:p>
      <table:table table:name="Table26" table:style-name="Table26">
        <table:table-column table:style-name="Table26.A"/>
        <table:table-row>
          <table:table-cell table:style-name="Table26.A1" office:value-type="string">
            <text:p text:style-name="P45"><text:change-start text:change-id="ct93962142584656"/><text:span text:style-name="Source_20_Text"><text:span text:style-name="T19">kubectl run -i --tty --image busybox:1.28 dns-test --restart</text:span></text:span><text:span text:style-name="Source_20_Text"><text:span text:style-name="T51">=</text:span></text:span><text:span text:style-name="Source_20_Text"><text:span text:style-name="T19">Never --rm <text:s/></text:span></text:span></text:p>
            <text:p text:style-name="P38"><text:span text:style-name="Source_20_Text"><text:span text:style-name="T20"/></text:span></text:p>
            <text:p text:style-name="P38"><text:span text:style-name="Source_20_Text"><text:span text:style-name="T21">$ </text:span></text:span><text:span text:style-name="Source_20_Text"><text:span text:style-name="T20">nslookup web-0.nginx</text:span></text:span></text:p>
            <text:p text:style-name="P19"><text:change-end text:change-id="ct93962142584656"/><text:change text:change-id="ct93962099335120"/><text:span text:style-name="Source_20_Text"><text:span text:style-name="Source_20_Text"><text:span text:style-name="T12"/></text:span></text:span></text:p>
            <text:p text:style-name="P21"/>
          </table:table-cell>
        </table:table-row>
      </table:table>
      <text:p text:style-name="P5"/>
      <text:p text:style-name="P13"><text:change-start text:change-id="ct93962099336096"/>The CNAME of the headless service points to SRV records (one for each Pod that is Running and Ready). The SRV records point to A record entries that contain the Pods’ IP addresses.<text:change-end text:change-id="ct93962099336096"/></text:p>
      <text:p text:style-name="P44"><text:change-start text:change-id="ct93962142687920"/></text:p>
      <text:p text:style-name="P1"/>
      <text:p text:style-name="P7">In one terminal, watch the StatefulSet’s Pods.<text:change-end text:change-id="ct93962142687920"/></text:p>
      <table:table table:name="Table21" table:style-name="Table21">
        <table:table-column table:style-name="Table21.A"/>
        <text:soft-page-break/>
        <table:table-row>
          <table:table-cell table:style-name="Table21.A1" office:value-type="string">
            <text:p text:style-name="P45"><text:change-start text:change-id="ct93962142450192"/><text:span text:style-name="Source_20_Text"><text:span text:style-name="T12">kubectl get pod -w -l </text:span></text:span><text:span text:style-name="Source_20_Text"><text:span text:style-name="T49">app</text:span></text:span><text:span text:style-name="Source_20_Text"><text:span text:style-name="T50">=</text:span></text:span><text:span text:style-name="Source_20_Text"><text:span text:style-name="T12">nginx</text:span></text:span></text:p>
            <text:p text:style-name="P21"><text:change-end text:change-id="ct93962142450192"/></text:p>
          </table:table-cell>
        </table:table-row>
      </table:table>
      <text:p text:style-name="P7"/>
      <text:p text:style-name="P1"/>
      <text:p text:style-name="P1"><text:change-start text:change-id="ct93962142680624"/><text:span text:style-name="T41">I</text:span><text:span text:style-name="T40">n a second terminal, use </text:span><text:a xlink:type="simple" xlink:href="https://kubernetes.io/docs/reference/generated/kubectl/kubectl-commands/#delete" text:style-name="Internet_20_link" text:visited-style-name="Visited_20_Internet_20_Link"><text:span text:style-name="Source_20_Text"><text:span text:style-name="T68">kubectl delete</text:span></text:span></text:a><text:span text:style-name="T44"> </text:span><text:span text:style-name="T40">to delete all the Pods in the StatefulSet.</text:span><text:change-end text:change-id="ct93962142680624"/></text:p>
      <text:p text:style-name="P1"><text:change text:change-id="ct93962142663344"/></text:p>
      <table:table table:name="Table22" table:style-name="Table22">
        <table:table-column table:style-name="Table22.A"/>
        <table:table-row>
          <table:table-cell table:style-name="Table22.A1" office:value-type="string">
            <text:p text:style-name="P19"><text:change-start text:change-id="ct93962142685504"/><text:span text:style-name="Source_20_Text"><text:span text:style-name="T12">kubectl delete pod -l </text:span></text:span><text:span text:style-name="Source_20_Text"><text:span text:style-name="T49">app</text:span></text:span><text:span text:style-name="Source_20_Text"><text:span text:style-name="T50">=</text:span></text:span><text:span text:style-name="Source_20_Text"><text:span text:style-name="T12">nginx</text:span></text:span><text:change-end text:change-id="ct93962142685504"/></text:p>
          </table:table-cell>
        </table:table-row>
      </table:table>
      <text:p text:style-name="P1"/>
      <text:p text:style-name="P8"><text:change text:change-id="ct93962133944320"/><text:change-start text:change-id="ct93962142547552"/>Wait for the StatefulSet to restart them, and for both Pods to transition to Running and Ready.<text:change-end text:change-id="ct93962142547552"/></text:p>
      <table:table table:name="Table1" table:style-name="Table1">
        <table:table-column table:style-name="Table1.A"/>
        <table:table-row>
          <table:table-cell table:style-name="Table1.A1" office:value-type="string">
            <text:p text:style-name="P19"><text:span text:style-name="Source_20_Text"><text:span text:style-name="T12">kubectl get pods -l </text:span></text:span><text:span text:style-name="Source_20_Text"><text:span text:style-name="T49">app</text:span></text:span><text:span text:style-name="Source_20_Text"><text:span text:style-name="T50">=</text:span></text:span><text:change text:change-id="ct93962142443856"/><text:change-start text:change-id="ct93962142670336"/><text:span text:style-name="Source_20_Text"><text:span text:style-name="T13">ngin</text:span></text:span><text:change-end text:change-id="ct93962142670336"/><text:change-start text:change-id="ct93962142671904"/><text:span text:style-name="Source_20_Text"><text:span text:style-name="T13">x</text:span></text:span><text:change-end text:change-id="ct93962142671904"/><text:span text:style-name="Source_20_Text"><text:span text:style-name="T12"> </text:span></text:span><text:change text:change-id="ct93962142677008"/></text:p>
          </table:table-cell>
        </table:table-row>
      </table:table>
      <text:p text:style-name="P6"/>
      <text:p text:style-name="P53"><text:change text:change-id="ct93962142678304"/><text:change-start text:change-id="ct93962142678896"/><text:span text:style-name="T82">Use </text:span><text:span text:style-name="Source_20_Text"><text:span text:style-name="T76">kubectl exec</text:span></text:span><text:span text:style-name="T82"> and </text:span><text:span text:style-name="Source_20_Text"><text:span text:style-name="T76">kubectl run</text:span></text:span><text:span text:style-name="T82"> to view the Pods hostnames and in-cluster DNS entries.</text:span></text:p>
      <text:p text:style-name="P11"><text:change-end text:change-id="ct93962142678896"/></text:p>
      <table:table table:name="Table23" table:style-name="Table23">
        <table:table-column table:style-name="Table23.A"/>
        <table:table-row>
          <table:table-cell table:style-name="Table23.A1" office:value-type="string">
            <text:p text:style-name="P45"><text:change-start text:change-id="ct93962142721136"/><text:span text:style-name="Source_20_Text"><text:span text:style-name="T59">for</text:span></text:span><text:span text:style-name="Source_20_Text"><text:span text:style-name="T12"> i in </text:span></text:span><text:span text:style-name="Source_20_Text"><text:span text:style-name="T50">0</text:span></text:span><text:span text:style-name="Source_20_Text"><text:span text:style-name="T12"> </text:span></text:span><text:span text:style-name="Source_20_Text"><text:span text:style-name="T50">1</text:span></text:span><text:span text:style-name="Source_20_Text"><text:span text:style-name="T12">; </text:span></text:span><text:span text:style-name="Source_20_Text"><text:span text:style-name="T59">do</text:span></text:span><text:span text:style-name="Source_20_Text"><text:span text:style-name="T12"> kubectl </text:span></text:span><text:span text:style-name="Source_20_Text"><text:span text:style-name="T59">exec</text:span></text:span><text:span text:style-name="Source_20_Text"><text:span text:style-name="T12"> web-</text:span></text:span><text:span text:style-name="Source_20_Text"><text:span text:style-name="T49">$i</text:span></text:span><text:span text:style-name="Source_20_Text"><text:span text:style-name="T12"> -- sh -c </text:span></text:span><text:span text:style-name="Source_20_Text"><text:span text:style-name="T58">'hostname'</text:span></text:span><text:span text:style-name="Source_20_Text"><text:span text:style-name="T12">; </text:span></text:span><text:span text:style-name="Source_20_Text"><text:span text:style-name="T59">done</text:span></text:span></text:p>
            <text:p text:style-name="P45"><text:change-end text:change-id="ct93962142721136"/><text:change-start text:change-id="ct93962142698560"/></text:p>
            <text:p text:style-name="P19"><text:span text:style-name="Source_20_Text"><text:span text:style-name="T12">kubectl run -i --tty --image busybox:1.28 dns-test --restart</text:span></text:span><text:span text:style-name="Source_20_Text"><text:span text:style-name="T50">=</text:span></text:span><text:span text:style-name="Source_20_Text"><text:span text:style-name="T12">Never --rm /bin/sh</text:span></text:span></text:p>
            <text:p text:style-name="P21"><text:change-end text:change-id="ct93962142698560"/></text:p>
          </table:table-cell>
        </table:table-row>
      </table:table>
      <text:p text:style-name="P11"/>
      <text:p text:style-name="P41"><text:change text:change-id="ct93962142679840"/><text:change-start text:change-id="ct93962142669776"/>The Pods’ ordinals, hostnames, SRV records, and A record names have not changed, but the IP addresses associated with the Pods may have changed. </text:p>
      <text:p text:style-name="P9"><text:s/>This is why it is important not to configure other applications to connect to Pods in a StatefulSet by IP address.</text:p>
      <text:p text:style-name="P12"><text:span text:style-name="T84">If you need to find and connect to the active members of a StatefulSet, you should query the CNAME of the Headless Service (</text:span><text:span text:style-name="Source_20_Text"><text:span text:style-name="T77">nginx.default.svc.cluster.local</text:span></text:span><text:span text:style-name="T84">). The SRV records associated with the CNAME will contain only the Pods in the StatefulSet that are Running and Ready.</text:span></text:p>
      <text:p text:style-name="Text_20_body"><text:line-break/><text:change-end text:change-id="ct93962142669776"/><text:change-start text:change-id="ct93962142648144"/><text:span text:style-name="T30">Writing to stable storage</text:span></text:p>
      <text:p text:style-name="P30"><text:span text:style-name="T30">Get the PersistentVolumeClaims for </text:span><text:span text:style-name="Source_20_Text"><text:span text:style-name="T4">web-0</text:span></text:span><text:span text:style-name="T30"> and </text:span><text:span text:style-name="Source_20_Text"><text:span text:style-name="T4">web-1</text:span></text:span><text:span text:style-name="T30">.</text:span><text:change-end text:change-id="ct93962142648144"/></text:p>
      <text:p text:style-name="P67"><text:change text:change-id="ct93962142682992"/></text:p>
      <table:table table:name="Table27" table:style-name="Table27">
        <table:table-column table:style-name="Table27.A"/>
        <table:table-row>
          <table:table-cell table:style-name="Table27.A1" office:value-type="string">
            <text:p text:style-name="P45"><text:change-start text:change-id="ct93962142665856"/><text:span text:style-name="Source_20_Text"><text:span text:style-name="T12">kubectl get pvc -l </text:span></text:span><text:span text:style-name="Source_20_Text"><text:span text:style-name="T49">app</text:span></text:span><text:span text:style-name="Source_20_Text"><text:span text:style-name="T50">=</text:span></text:span><text:span text:style-name="Source_20_Text"><text:span text:style-name="T12">nginx</text:span></text:span></text:p>
            <text:p text:style-name="P21"><text:change-end text:change-id="ct93962142665856"/></text:p>
          </table:table-cell>
        </table:table-row>
      </table:table>
      <text:p text:style-name="Standard"><text:change-start text:change-id="ct93962142716112"/></text:p>
      <text:p text:style-name="P30"><text:span text:style-name="T33">The StatefulSet controller created two PersistentVolumeClaims that are bound to two </text:span><text:a xlink:type="simple" xlink:href="https://kubernetes.io/docs/concepts/storage/persistent-volumes/" text:style-name="Internet_20_link" text:visited-style-name="Visited_20_Internet_20_Link"><text:span text:style-name="T63">PersistentVolumes</text:span></text:a><text:span text:style-name="T33">. As the cluster used in this tutorial is configured to dynamically provision PersistentVolumes, the PersistentVolumes were created and bound automatically.</text:span><text:change-end text:change-id="ct93962142716112"/><text:change-start text:change-id="ct93962142674160"/></text:p>
      <text:p text:style-name="P33"/>
      <text:p text:style-name="P30"><text:soft-page-break/><text:span text:style-name="T36">The NGINX webservers, by default, will serve an index file at </text:span><text:span text:style-name="Source_20_Text"><text:span text:style-name="T9">/usr/share/nginx/html/index.html</text:span></text:span><text:span text:style-name="T36">. The </text:span><text:span text:style-name="Source_20_Text"><text:span text:style-name="T9">volumeMounts</text:span></text:span><text:span text:style-name="T36"> field in the StatefulSets </text:span><text:span text:style-name="Source_20_Text"><text:span text:style-name="T9">spec</text:span></text:span><text:span text:style-name="T36"> ensures that the </text:span><text:span text:style-name="Source_20_Text"><text:span text:style-name="T9">/usr/share/nginx/html</text:span></text:span><text:span text:style-name="T36"> directory is backed by a PersistentVolume.</text:span></text:p>
      <text:p text:style-name="P34"/>
      <text:p text:style-name="P30"><text:span text:style-name="T36">Write the Pods’ hostnames to their </text:span><text:span text:style-name="Source_20_Text"><text:span text:style-name="T9">index.html</text:span></text:span><text:span text:style-name="T36"> files and verify that the NGINX webservers serve the hostnames.</text:span><text:change-end text:change-id="ct93962142674160"/></text:p>
      <table:table table:name="Table28" table:style-name="Table28">
        <table:table-column table:style-name="Table28.A"/>
        <table:table-row>
          <table:table-cell table:style-name="Table28.A1" office:value-type="string">
            <text:p text:style-name="P45"><text:change-start text:change-id="ct93962142752544"/><text:span text:style-name="Source_20_Text"><text:span text:style-name="T60">f</text:span></text:span><text:span text:style-name="Source_20_Text"><text:span text:style-name="T59">or</text:span></text:span><text:span text:style-name="Source_20_Text"><text:span text:style-name="T12"> i in </text:span></text:span><text:span text:style-name="Source_20_Text"><text:span text:style-name="T50">0</text:span></text:span><text:span text:style-name="Source_20_Text"><text:span text:style-name="T12"> </text:span></text:span><text:span text:style-name="Source_20_Text"><text:span text:style-name="T50">1</text:span></text:span><text:span text:style-name="Source_20_Text"><text:span text:style-name="T12">; </text:span></text:span><text:span text:style-name="Source_20_Text"><text:span text:style-name="T59">do</text:span></text:span><text:span text:style-name="Source_20_Text"><text:span text:style-name="T12"> kubectl </text:span></text:span><text:span text:style-name="Source_20_Text"><text:span text:style-name="T59">exec</text:span></text:span><text:span text:style-name="Source_20_Text"><text:span text:style-name="T12"> web-</text:span></text:span><text:span text:style-name="Source_20_Text"><text:span text:style-name="T49">$i</text:span></text:span><text:span text:style-name="Source_20_Text"><text:span text:style-name="T12"> -- sh -c </text:span></text:span><text:span text:style-name="Source_20_Text"><text:span text:style-name="T58">'echo $(hostname) &gt; /usr/share/nginx/html/index.html'</text:span></text:span><text:span text:style-name="Source_20_Text"><text:span text:style-name="T12">; </text:span></text:span><text:span text:style-name="Source_20_Text"><text:span text:style-name="T59">done</text:span></text:span></text:p>
            <text:p text:style-name="P19"><text:span text:style-name="Source_20_Text"><text:span text:style-name="T59"/></text:span></text:p>
            <text:p text:style-name="P19"><text:span text:style-name="Source_20_Text"><text:span text:style-name="T59">for</text:span></text:span><text:span text:style-name="Source_20_Text"><text:span text:style-name="T12"> i in </text:span></text:span><text:span text:style-name="Source_20_Text"><text:span text:style-name="T50">0</text:span></text:span><text:span text:style-name="Source_20_Text"><text:span text:style-name="T12"> </text:span></text:span><text:span text:style-name="Source_20_Text"><text:span text:style-name="T50">1</text:span></text:span><text:span text:style-name="Source_20_Text"><text:span text:style-name="T12">; </text:span></text:span><text:span text:style-name="Source_20_Text"><text:span text:style-name="T59">do</text:span></text:span><text:span text:style-name="Source_20_Text"><text:span text:style-name="T12"> kubectl </text:span></text:span><text:span text:style-name="Source_20_Text"><text:span text:style-name="T59">exec</text:span></text:span><text:span text:style-name="Source_20_Text"><text:span text:style-name="T12"> -it web-</text:span></text:span><text:span text:style-name="Source_20_Text"><text:span text:style-name="T49">$i</text:span></text:span><text:span text:style-name="Source_20_Text"><text:span text:style-name="T12"> -- curl localhost; </text:span></text:span><text:span text:style-name="Source_20_Text"><text:span text:style-name="T59">done</text:span></text:span></text:p>
            <text:p text:style-name="P19"><text:span text:style-name="Source_20_Text"><text:span text:style-name="T59"/></text:span></text:p>
            <text:p text:style-name="P21"><text:change-end text:change-id="ct93962142752544"/></text:p>
          </table:table-cell>
        </table:table-row>
      </table:table>
      <text:p text:style-name="P35"><text:change-start text:change-id="ct93962142686160"/></text:p>
      <text:p text:style-name="P30"><text:span text:style-name="T37">I</text:span><text:span text:style-name="T29">f you instead see 403 Forbidden responses for the above curl command, you will need to fix the permissions of the directory mounted by the </text:span><text:span text:style-name="Source_20_Text"><text:span text:style-name="T2">volumeMounts</text:span></text:span><text:span text:style-name="T36"> </text:span><text:span text:style-name="T29">(due to a </text:span><text:a xlink:type="simple" xlink:href="https://github.com/kubernetes/kubernetes/issues/2630" office:target-frame-name="_blank" xlink:show="new" text:style-name="Internet_20_link" text:visited-style-name="Visited_20_Internet_20_Link"><text:span text:style-name="T26">bug when using hostPath volumes</text:span></text:a><text:span text:style-name="T29">) with:</text:span></text:p>
      <text:p text:style-name="P34"><text:change-end text:change-id="ct93962142686160"/></text:p>
      <table:table table:name="Table29" table:style-name="Table29">
        <table:table-column table:style-name="Table29.A"/>
        <table:table-row>
          <table:table-cell table:style-name="Table29.A1" office:value-type="string">
            <text:p text:style-name="P45"><text:change-start text:change-id="ct93962142764864"/><text:span text:style-name="Source_20_Text"><text:span text:style-name="T59">for</text:span></text:span><text:span text:style-name="Source_20_Text"><text:span text:style-name="T12"> i in </text:span></text:span><text:span text:style-name="Source_20_Text"><text:span text:style-name="T50">0</text:span></text:span><text:span text:style-name="Source_20_Text"><text:span text:style-name="T12"> </text:span></text:span><text:span text:style-name="Source_20_Text"><text:span text:style-name="T50">1</text:span></text:span><text:span text:style-name="Source_20_Text"><text:span text:style-name="T12">; </text:span></text:span><text:span text:style-name="Source_20_Text"><text:span text:style-name="T59">do</text:span></text:span><text:span text:style-name="Source_20_Text"><text:span text:style-name="T12"> kubectl </text:span></text:span><text:span text:style-name="Source_20_Text"><text:span text:style-name="T59">exec</text:span></text:span><text:span text:style-name="Source_20_Text"><text:span text:style-name="T12"> web-</text:span></text:span><text:span text:style-name="Source_20_Text"><text:span text:style-name="T49">$i</text:span></text:span><text:span text:style-name="Source_20_Text"><text:span text:style-name="T12"> -- chmod </text:span></text:span><text:span text:style-name="Source_20_Text"><text:span text:style-name="T50">755</text:span></text:span><text:span text:style-name="Source_20_Text"><text:span text:style-name="T12"> /usr/share/nginx/html; </text:span></text:span><text:span text:style-name="Source_20_Text"><text:span text:style-name="T59">done</text:span></text:span></text:p>
            <text:p text:style-name="P21"><text:change-end text:change-id="ct93962142764864"/></text:p>
          </table:table-cell>
        </table:table-row>
      </table:table>
      <text:p text:style-name="P35"><text:change-start text:change-id="ct93962142604752"/></text:p>
      <text:p text:style-name="P31"><text:span text:style-name="T85">Now </text:span><text:span text:style-name="T84">delete all of the StatefulSet’s Pods.</text:span><text:change-end text:change-id="ct93962142604752"/></text:p>
      <table:table table:name="Table30" table:style-name="Table30">
        <table:table-column table:style-name="Table30.A"/>
        <table:table-row>
          <table:table-cell table:style-name="Table30.A1" office:value-type="string">
            <text:p text:style-name="P45"><text:change-start text:change-id="ct93962142765744"/><text:span text:style-name="Source_20_Text"><text:span text:style-name="T12">kubectl delete pod -l </text:span></text:span><text:span text:style-name="Source_20_Text"><text:span text:style-name="T49">app</text:span></text:span><text:span text:style-name="Source_20_Text"><text:span text:style-name="T50">=</text:span></text:span><text:span text:style-name="Source_20_Text"><text:span text:style-name="T12">nginx</text:span></text:span></text:p>
            <text:p text:style-name="P21"><text:change-end text:change-id="ct93962142765744"/></text:p>
          </table:table-cell>
        </table:table-row>
      </table:table>
      <text:p text:style-name="P35"><text:change-start text:change-id="ct93962142613328"/></text:p>
      <text:p text:style-name="P31"><text:span text:style-name="T95">Examine the output of the </text:span><text:span text:style-name="Source_20_Text"><text:span text:style-name="T80">kubectl get</text:span></text:span><text:span text:style-name="T84"> </text:span><text:span text:style-name="T95">command in the first terminal, and wait for all of the Pods to transition to Running and Ready.</text:span></text:p>
      <text:p text:style-name="P32"/>
      <text:p text:style-name="P36"><text:change-end text:change-id="ct93962142613328"/><text:change-start text:change-id="ct93962142767328"/>E<text:span text:style-name="T84">ven though </text:span><text:span text:style-name="Source_20_Text"><text:span text:style-name="T77">web-0</text:span></text:span><text:span text:style-name="T84"> and </text:span><text:span text:style-name="Source_20_Text"><text:span text:style-name="T77">web-1</text:span></text:span><text:span text:style-name="T84"> were rescheduled, they continue to serve their hostnames because the PersistentVolumes associated with their PersistentVolumeClaims are remounted to their </text:span><text:span text:style-name="Source_20_Text"><text:span text:style-name="T77">volumeMounts</text:span></text:span><text:span text:style-name="T84">. No matter what node </text:span><text:span text:style-name="Source_20_Text"><text:span text:style-name="T77">web-0</text:span></text:span><text:span text:style-name="T84">and </text:span><text:span text:style-name="Source_20_Text"><text:span text:style-name="T77">web-1</text:span></text:span><text:span text:style-name="T84"> are scheduled on, their PersistentVolumes will be mounted to the appropriate mount points.</text:span></text:p>
      <text:p text:style-name="P4"/>
      <text:p text:style-name="P4"/>
      <text:p text:style-name="P4"/>
      <text:p text:style-name="P4"/>
      <text:p text:style-name="P4"/>
      <text:p text:style-name="P4"/>
      <text:h text:style-name="Heading_20_1" text:outline-level="1">Scaling a stateful set</text:h>
      <text:p text:style-name="P16"><text:line-break/><text:span text:style-name="T36">Scaling a StatefulSet refers to increasing or decreasing the number of replicas. This is </text:span><text:soft-page-break/><text:span text:style-name="T36">accomplished by updating the </text:span><text:span text:style-name="Source_20_Text"><text:span text:style-name="T9">replicas</text:span></text:span><text:span text:style-name="T43"> </text:span><text:span text:style-name="T36">field. You can use either </text:span><text:a xlink:type="simple" xlink:href="https://kubernetes.io/docs/reference/generated/kubectl/kubectl-commands/#scale" text:style-name="Internet_20_link" text:visited-style-name="Visited_20_Internet_20_Link"><text:span text:style-name="Source_20_Text"><text:span text:style-name="T66">kubectl scale</text:span></text:span></text:a><text:span text:style-name="T43"> </text:span><text:span text:style-name="T36">or </text:span><text:a xlink:type="simple" xlink:href="https://kubernetes.io/docs/reference/generated/kubectl/kubectl-commands/#patch" text:style-name="Internet_20_link" text:visited-style-name="Visited_20_Internet_20_Link"><text:span text:style-name="Source_20_Text"><text:span text:style-name="T66">kubectl patch</text:span></text:span></text:a><text:span text:style-name="T43"> </text:span><text:span text:style-name="T36">to scale a StatefulSet.</text:span><text:change-end text:change-id="ct93962142767328"/><text:change-start text:change-id="ct93962142695680"/></text:p>
      <text:p text:style-name="P10"/>
      <text:p text:style-name="P16"><text:span text:style-name="T36">use </text:span><text:span text:style-name="Source_20_Text"><text:span text:style-name="T9">kubectl scale</text:span></text:span><text:span text:style-name="T36"> to scale the number of replicas to 5.</text:span></text:p>
      <text:p text:style-name="P10"><text:change-end text:change-id="ct93962142695680"/></text:p>
      <table:table table:name="Table31" table:style-name="Table31">
        <table:table-column table:style-name="Table31.A"/>
        <table:table-row>
          <table:table-cell table:style-name="Table31.A1" office:value-type="string">
            <text:p text:style-name="P47"><text:change-start text:change-id="ct93962142735392"/><text:span text:style-name="Source_20_Text"><text:span text:style-name="T22">kubectl scale sts web --replicas</text:span></text:span><text:span text:style-name="Source_20_Text"><text:span text:style-name="T53">=5</text:span></text:span></text:p>
            <text:p text:style-name="P21"><text:change-end text:change-id="ct93962142735392"/></text:p>
          </table:table-cell>
        </table:table-row>
      </table:table>
      <text:p text:style-name="P42"><text:change-start text:change-id="ct93962142597744"/></text:p>
      <text:p text:style-name="P16"><text:span text:style-name="T29">Examine the output of the </text:span><text:span text:style-name="Source_20_Text"><text:span text:style-name="T2">kubectl get</text:span></text:span><text:span text:style-name="T36"> </text:span><text:span text:style-name="T29">command in the first terminal, and wait for the three additional Pods to transition to Running and Ready.</text:span></text:p>
      <text:p text:style-name="P16"><text:span text:style-name="T36">The StatefulSet controller scaled the number of replicas. As with </text:span><text:a xlink:type="simple" xlink:href="https://kubernetes.io/docs/tutorials/stateful-application/basic-stateful-set/#ordered-pod-creation" text:style-name="Internet_20_link" text:visited-style-name="Visited_20_Internet_20_Link"><text:span text:style-name="T24">StatefulSet creation</text:span></text:a><text:span text:style-name="T36">, the StatefulSet controller created each Pod sequentially with respect to its ordinal index, and it waited for each Pod’s predecessor to be Running and Ready before launching the subsequent Pod.</text:span></text:p>
      <text:p text:style-name="P10"/>
      <text:p text:style-name="P16"><text:change-end text:change-id="ct93962142597744"/><text:change-start text:change-id="ct93962142727152"/><text:span text:style-name="T29">In another terminal, use </text:span><text:span text:style-name="Source_20_Text"><text:span text:style-name="T2">kubectl patch</text:span></text:span><text:span text:style-name="T36"> </text:span><text:span text:style-name="T29">to scale the StatefulSet back down to three replicas.</text:span><text:change-end text:change-id="ct93962142727152"/></text:p>
      <table:table table:name="Table32" table:style-name="Table32">
        <table:table-column table:style-name="Table32.A"/>
        <table:table-row>
          <table:table-cell table:style-name="Table32.A1" office:value-type="string">
            <text:p text:style-name="P45"><text:change-start text:change-id="ct93962142735984"/><text:span text:style-name="Source_20_Text"><text:span text:style-name="T12">kubectl patch sts web -p </text:span></text:span><text:span text:style-name="Source_20_Text"><text:span text:style-name="T58">'{"spec":{"replicas":3}}'</text:span></text:span></text:p>
            <text:p text:style-name="P21"><text:change-end text:change-id="ct93962142735984"/></text:p>
          </table:table-cell>
        </table:table-row>
      </table:table>
      <text:p text:style-name="P42"><text:change-start text:change-id="ct93962142770256"/></text:p>
      <text:p text:style-name="Text_20_body"><text:line-break/><text:change-end text:change-id="ct93962142770256"/><text:change-start text:change-id="ct93962142729280"/></text:p>
      <text:h text:style-name="P88" text:outline-level="1"><text:bookmark text:name="rolling-update"/>Rolling Update</text:h>
      <text:p text:style-name="P24"><text:span text:style-name="T36">The </text:span><text:span text:style-name="Source_20_Text"><text:span text:style-name="T9">RollingUpdate</text:span></text:span><text:span text:style-name="T36"> update strategy will update all Pods in a StatefulSet, in reverse ordinal order, while respecting the StatefulSet guarantees.</text:span></text:p>
      <text:p text:style-name="P24"><text:span text:style-name="T36">Patch the </text:span><text:span text:style-name="Source_20_Text"><text:span text:style-name="T9">web</text:span></text:span><text:span text:style-name="T36"> StatefulSet to apply the </text:span><text:span text:style-name="Source_20_Text"><text:span text:style-name="T9">RollingUpdate</text:span></text:span><text:span text:style-name="T36"> update strategy.</text:span></text:p>
      <text:p text:style-name="P25"><text:change-end text:change-id="ct93962142729280"/></text:p>
      <table:table table:name="Table33" table:style-name="Table33">
        <table:table-column table:style-name="Table33.A"/>
        <table:table-row>
          <table:table-cell table:style-name="Table33.A1" office:value-type="string">
            <text:p text:style-name="P45"><text:change-start text:change-id="ct93962142701184"/><text:span text:style-name="Source_20_Text"><text:span text:style-name="T15">kubectl patch statefulset web -p </text:span></text:span><text:span text:style-name="Source_20_Text"><text:span text:style-name="T57">'{"spec":{"updateStrategy":{"type":"RollingUpdate"}}}'</text:span></text:span></text:p>
            <text:p text:style-name="P21"><text:change-end text:change-id="ct93962142701184"/></text:p>
          </table:table-cell>
        </table:table-row>
      </table:table>
      <text:p text:style-name="P29"><text:change-start text:change-id="ct93962142726512"/></text:p>
      <text:p text:style-name="P30"><text:change-end text:change-id="ct93962142726512"/><text:change-start text:change-id="ct93962142738000"/><text:span text:style-name="T36">In one terminal window, patch the </text:span><text:span text:style-name="Source_20_Text"><text:span text:style-name="T9">web</text:span></text:span><text:span text:style-name="T36"> StatefulSet to change the container image again.</text:span><text:change-end text:change-id="ct93962142738000"/></text:p>
      <table:table table:name="Table34" table:style-name="Table34">
        <table:table-column table:style-name="Table34.A"/>
        <table:table-row>
          <table:table-cell table:style-name="Table34.A1" office:value-type="string">
            <text:p text:style-name="P45"><text:change-start text:change-id="ct93962142790960"/><text:span text:style-name="Source_20_Text"><text:span text:style-name="T14">k</text:span></text:span><text:span text:style-name="Source_20_Text"><text:span text:style-name="T12">ubectl patch statefulset web --type</text:span></text:span><text:span text:style-name="Source_20_Text"><text:span text:style-name="T50">=</text:span></text:span><text:span text:style-name="Source_20_Text"><text:span text:style-name="T58">'json'</text:span></text:span><text:span text:style-name="Source_20_Text"><text:span text:style-name="T12"> -p</text:span></text:span><text:span text:style-name="Source_20_Text"><text:span text:style-name="T50">=</text:span></text:span><text:span text:style-name="Source_20_Text"><text:span text:style-name="T58">'[{"op": "replace", "path": "/spec/template/spec/containers/0/image", "value":"gcr.io/google_containers/nginx-slim:0.8"}]'</text:span></text:span></text:p>
            <text:p text:style-name="P21"><text:change-end text:change-id="ct93962142790960"/></text:p>
          </table:table-cell>
        </table:table-row>
      </table:table>
      <text:p text:style-name="P35"><text:change-start text:change-id="ct93962142746464"/></text:p>
      <text:p text:style-name="P34">The Pods in the StatefulSet are updated in reverse ordinal order. The StatefulSet controller terminates each Pod, and waits for it to transition to Running and Ready prior to updating the next Pod. Note that, even though the StatefulSet controller will not proceed to update the next Pod until its ordinal successor is Running and Ready, it will restore any Pod that fails during the update to its current version. Pods that have already received the update will be restored to the updated version, and Pods that have not yet received the update will be restored to the previous version. In this way, the controller attempts to continue to keep the application healthy and the update consistent in the presence of intermittent failures.<text:change-end text:change-id="ct93962142746464"/><text:change-start text:change-id="ct93962142780768"/></text:p>
      <text:p text:style-name="P34"/>
      <text:p text:style-name="P34">Get the Pods to view their container images.<text:change-end text:change-id="ct93962142780768"/></text:p>
      <table:table table:name="Table35" table:style-name="Table35">
        <table:table-column table:style-name="Table35.A"/>
        <table:table-row>
          <table:table-cell table:style-name="Table35.A1" office:value-type="string">
            <text:p text:style-name="P45"><text:change-start text:change-id="ct93962142815648"/><text:span text:style-name="Source_20_Text"><text:span text:style-name="T59">for</text:span></text:span><text:span text:style-name="Source_20_Text"><text:span text:style-name="T12"> p in </text:span></text:span><text:span text:style-name="Source_20_Text"><text:span text:style-name="T50">0</text:span></text:span><text:span text:style-name="Source_20_Text"><text:span text:style-name="T12"> </text:span></text:span><text:span text:style-name="Source_20_Text"><text:span text:style-name="T50">1</text:span></text:span><text:span text:style-name="Source_20_Text"><text:span text:style-name="T12"> </text:span></text:span><text:span text:style-name="Source_20_Text"><text:span text:style-name="T50">2</text:span></text:span><text:span text:style-name="Source_20_Text"><text:span text:style-name="T12">; </text:span></text:span><text:span text:style-name="Source_20_Text"><text:span text:style-name="T59">do</text:span></text:span><text:span text:style-name="Source_20_Text"><text:span text:style-name="T12"> kubectl get po web-</text:span></text:span><text:span text:style-name="Source_20_Text"><text:span text:style-name="T49">$p</text:span></text:span><text:span text:style-name="Source_20_Text"><text:span text:style-name="T12"> --template </text:span></text:span><text:span text:style-name="Source_20_Text"><text:span text:style-name="T58">'{{range $i, $c := .spec.containers}}{{$c.image}}{{end}}'</text:span></text:span><text:span text:style-name="Source_20_Text"><text:span text:style-name="T12">; echo; </text:span></text:span><text:span text:style-name="Source_20_Text"><text:span text:style-name="T59">done</text:span></text:span></text:p>
            <text:p text:style-name="P21"><text:change-end text:change-id="ct93962142815648"/></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Mono" svg:font-family="'Roboto Mono', monospace"/>
    <style:font-face style:name="Roboto" svg:font-family="Roboto,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4:36:14.287079835</meta:creation-date>
    <dc:date>2019-05-03T10:43:20.292643973</dc:date>
    <meta:editing-duration>P1DT16H57M55S</meta:editing-duration>
    <meta:editing-cycles>61</meta:editing-cycles>
    <meta:generator>LibreOffice/6.2.2.2$Linux_X86_64 LibreOffice_project/20$Build-2</meta:generator>
    <meta:document-statistic meta:table-count="35" meta:image-count="0" meta:object-count="0" meta:page-count="6" meta:paragraph-count="75" meta:word-count="1181" meta:character-count="7527" meta:non-whitespace-character-count="6240"/>
  </office:meta>
</office:document-meta>
</file>